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3366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ff23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2cm" svg:stroke-color="#99ccff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33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23ff23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99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9966" draw:textarea-vertical-align="middle" draw:auto-grow-height="false" fo:min-height="0.749cm" fo:min-width="0.499cm"/>
    </style:style>
    <style:style style:name="gr19" style:family="graphic" style:parent-style-name="standard">
      <style:graphic-properties svg:stroke-color="#000000" draw:fill="solid" draw:fill-color="#944794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draw:marker-start-width="0.35cm" draw:marker-end-width="0.35cm" draw:fill="none" draw:fill-color="#e6ff00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marker-end="Arrow" draw:marker-end-width="0.3cm" draw:fill="solid" draw:fill-color="#e6ff00" draw:textarea-horizontal-align="center" draw:textarea-vertical-align="middle"/>
    </style:style>
    <style:style style:name="gr24" style:family="graphic" style:parent-style-name="standard">
      <style:graphic-properties draw:stroke="dash" draw:stroke-dash="Fine_20_Dashed_20__28_var_29_" draw:fill="solid" draw:fill-color="#e6ff00" draw:textarea-horizontal-align="center" draw:textarea-vertical-align="middle"/>
    </style:style>
    <style:style style:name="gr25" style:family="graphic" style:parent-style-name="standard">
      <style:graphic-properties draw:stroke="dash" draw:stroke-dash="Fine_20_Dashed_20__28_var_29_" svg:stroke-color="#000000" draw:fill="solid" draw:fill-color="#e6ff00" draw:textarea-horizontal-align="center" draw:textarea-vertical-align="middle"/>
    </style:style>
    <style:style style:name="gr26" style:family="graphic" style:parent-style-name="standard">
      <style:graphic-properties svg:stroke-color="#000000" draw:fill="none" draw:fill-color="#e6ff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marker-end="Arrow" draw:marker-end-width="0.3cm" draw:fill="solid" draw:fill-color="#e6ff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cm">
          <draw:text-box>
            <text:p>ys</text:p>
          </draw:text-box>
        </draw:frame>
        <draw:custom-shape draw:style-name="gr4" draw:text-style-name="P1" xml:id="id4" draw:id="id4" draw:layer="layout" svg:width="0.5cm" svg:height="0.5cm" svg:x="6.05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0.5cm" svg:height="0.5cm" svg:x="8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0.5cm" svg:height="0.5cm" svg:x="10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0.5cm" svg:height="0.5cm" svg:x="12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0.5cm" svg:height="0.5cm" svg:x="6.0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8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0.5cm" svg:height="0.5cm" svg:x="10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0.5cm" svg:height="0.5cm" svg:x="12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5.5cm">
          <draw:text-box>
            <text:p>f</text:p>
          </draw:text-box>
        </draw:frame>
        <draw:custom-shape draw:style-name="gr5" draw:text-style-name="P1" xml:id="id2" draw:id="id2" draw:layer="layout" svg:width="1cm" svg:height="1cm" svg:x="5.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5cm" svg:y1="4.731cm" svg:x2="5.8cm" svg:y2="6cm" draw:start-shape="id1" draw:start-glue-point="6" draw:end-shape="id2" draw:end-glue-point="5" svg:d="m4250 4731 1550 1269">
          <text:p/>
        </draw:connector>
        <draw:custom-shape draw:style-name="gr5" draw:text-style-name="P1" xml:id="id5" draw:id="id5" draw:layer="layout" svg:width="1cm" svg:height="1cm" svg:x="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1cm" svg:height="1cm" svg:x="10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cm" svg:height="1cm" svg:x="12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3cm" svg:y1="6.5cm" svg:x2="6.3cm" svg:y2="7.231cm" draw:start-shape="id2" draw:start-glue-point="6" draw:end-shape="id3" draw:end-glue-point="4" svg:d="m6300 6500v731">
          <text:p/>
        </draw:connector>
        <draw:connector draw:style-name="gr6" draw:text-style-name="P1" draw:layer="layout" draw:type="line" svg:x1="6.3cm" svg:y1="4.731cm" svg:x2="6.3cm" svg:y2="5.5cm" draw:start-shape="id4" draw:start-glue-point="6" draw:end-shape="id2" draw:end-glue-point="4" svg:d="m6300 4731v769">
          <text:p/>
        </draw:connector>
        <draw:custom-shape draw:style-name="gr4" draw:text-style-name="P1" xml:id="id1" draw:id="id1" draw:layer="layout" svg:width="0.5cm" svg:height="0.5cm" svg:x="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16" draw:id="id16" draw:layer="layout" svg:x1="15cm" svg:y1="4cm" svg:x2="15cm" svg:y2="5cm">
          <text:p/>
        </draw:line>
        <draw:line draw:style-name="gr7" draw:text-style-name="P1" xml:id="id17" draw:id="id17" draw:layer="layout" svg:x1="15cm" svg:y1="7cm" svg:x2="15cm" svg:y2="8cm">
          <text:p/>
        </draw:line>
        <draw:connector draw:style-name="gr6" draw:text-style-name="P1" draw:layer="layout" draw:type="line" svg:x1="6.8cm" svg:y1="6cm" svg:x2="8cm" svg:y2="6cm" draw:start-shape="id2" draw:start-glue-point="7" draw:end-shape="id5" draw:end-glue-point="5" svg:d="m6800 6000h1200">
          <text:p/>
        </draw:connector>
        <draw:connector draw:style-name="gr6" draw:text-style-name="P1" draw:layer="layout" draw:type="line" svg:x1="9cm" svg:y1="6cm" svg:x2="10cm" svg:y2="6cm" draw:start-shape="id5" draw:start-glue-point="7" draw:end-shape="id6" draw:end-glue-point="5" svg:d="m9000 6000h1000">
          <text:p/>
        </draw:connector>
        <draw:connector draw:style-name="gr6" draw:text-style-name="P1" draw:layer="layout" draw:type="line" svg:x1="11cm" svg:y1="6cm" svg:x2="12cm" svg:y2="6cm" draw:start-shape="id6" draw:start-glue-point="7" draw:end-shape="id7" draw:end-glue-point="5" svg:d="m11000 6000h1000">
          <text:p/>
        </draw:connector>
        <draw:connector draw:style-name="gr6" draw:text-style-name="P1" draw:layer="layout" draw:type="line" svg:x1="8.5cm" svg:y1="4.731cm" svg:x2="8.5cm" svg:y2="5.5cm" draw:start-shape="id8" draw:start-glue-point="6" draw:end-shape="id5" draw:end-glue-point="4" svg:d="m8500 4731v769">
          <text:p/>
        </draw:connector>
        <draw:connector draw:style-name="gr6" draw:text-style-name="P1" draw:layer="layout" draw:type="line" svg:x1="10.5cm" svg:y1="4.731cm" svg:x2="10.5cm" svg:y2="5.5cm" draw:start-shape="id9" draw:start-glue-point="6" draw:end-shape="id6" draw:end-glue-point="4" svg:d="m10500 4731v769">
          <text:p/>
        </draw:connector>
        <draw:connector draw:style-name="gr6" draw:text-style-name="P1" draw:layer="layout" draw:type="line" svg:x1="12.5cm" svg:y1="4.731cm" svg:x2="12.5cm" svg:y2="5.5cm" draw:start-shape="id10" draw:start-glue-point="6" draw:end-shape="id7" draw:end-glue-point="4" svg:d="m12500 4731v769">
          <text:p/>
        </draw:connector>
        <draw:connector draw:style-name="gr6" draw:text-style-name="P1" draw:layer="layout" draw:type="line" svg:x1="8.5cm" svg:y1="6.5cm" svg:x2="8.5cm" svg:y2="7.231cm" draw:start-shape="id5" draw:start-glue-point="6" draw:end-shape="id11" draw:end-glue-point="4" svg:d="m8500 6500v731">
          <text:p/>
        </draw:connector>
        <draw:connector draw:style-name="gr6" draw:text-style-name="P1" draw:layer="layout" draw:type="line" svg:x1="10.5cm" svg:y1="6.5cm" svg:x2="10.5cm" svg:y2="7.231cm" draw:start-shape="id6" draw:start-glue-point="6" draw:end-shape="id12" draw:end-glue-point="4" svg:d="m10500 6500v731">
          <text:p/>
        </draw:connector>
        <draw:connector draw:style-name="gr6" draw:text-style-name="P1" draw:layer="layout" draw:type="line" svg:x1="12.5cm" svg:y1="6.5cm" svg:x2="12.5cm" svg:y2="7.231cm" draw:start-shape="id7" draw:start-glue-point="6" draw:end-shape="id13" draw:end-glue-point="4" svg:d="m12500 6500v731">
          <text:p/>
        </draw:connector>
        <draw:custom-shape draw:style-name="gr8" draw:text-style-name="P1" xml:id="id14" draw:id="id1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" draw:id="id1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14" draw:start-glue-point="2" draw:end-shape="id1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16" draw:start-glue-point="2" draw:end-shape="id17" draw:end-glue-point="0" svg:d="m15000 5000v2000">
          <text:p/>
        </draw:connector>
        <draw:frame draw:style-name="gr3" draw:layer="layout" svg:width="6.683cm" svg:height="0.963cm" svg:x="2cm" svg:y="2.5cm">
          <draw:text-box>
            <text:p>ys = accumulate(xs, f)</text:p>
          </draw:text-box>
        </draw:frame>
        <draw:line draw:style-name="gr1" draw:text-style-name="P1" draw:layer="layout" svg:x1="3.5cm" svg:y1="11.9cm" svg:x2="13.5cm" svg:y2="11.9cm">
          <text:p/>
        </draw:line>
        <draw:line draw:style-name="gr1" draw:text-style-name="P1" draw:layer="layout" svg:x1="3.5cm" svg:y1="15.8cm" svg:x2="13.5cm" svg:y2="15.8cm">
          <text:p/>
        </draw:line>
        <draw:frame draw:style-name="gr2" draw:layer="layout" svg:width="1.133cm" svg:height="0.963cm" svg:x="1.5cm" svg:y="11.4cm">
          <draw:text-box>
            <text:p>xs</text:p>
          </draw:text-box>
        </draw:frame>
        <draw:frame draw:style-name="gr3" draw:layer="layout" svg:width="1.129cm" svg:height="0.963cm" svg:x="1.5cm" svg:y="15.3cm">
          <draw:text-box>
            <text:p>ys</text:p>
          </draw:text-box>
        </draw:frame>
        <draw:custom-shape draw:style-name="gr4" draw:text-style-name="P1" xml:id="id21" draw:id="id21" draw:layer="layout" svg:width="0.5cm" svg:height="0.5cm" svg:x="4.55cm" svg:y="11.6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0.5cm" svg:height="0.5cm" svg:x="6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" draw:id="id26" draw:layer="layout" svg:width="0.5cm" svg:height="0.5cm" svg:x="8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" draw:id="id27" draw:layer="layout" svg:width="0.5cm" svg:height="0.5cm" svg:x="10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" draw:id="id20" draw:layer="layout" svg:width="0.5cm" svg:height="0.5cm" svg:x="4.5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0.5cm" svg:height="0.5cm" svg:x="6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" draw:id="id29" draw:layer="layout" svg:width="0.5cm" svg:height="0.5cm" svg:x="8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" draw:id="id30" draw:layer="layout" svg:width="0.5cm" svg:height="0.5cm" svg:x="10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13.8cm">
          <draw:text-box>
            <text:p>f</text:p>
          </draw:text-box>
        </draw:frame>
        <draw:custom-shape draw:style-name="gr5" draw:text-style-name="P1" xml:id="id19" draw:id="id19" draw:layer="layout" svg:width="1cm" svg:height="1cm" svg:x="4.3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13.331cm" svg:x2="4.8cm" svg:y2="13.8cm" draw:start-shape="id18" draw:start-glue-point="6" draw:end-shape="id19" svg:d="m3750 13331 1050 469">
          <text:p/>
        </draw:connector>
        <draw:custom-shape draw:style-name="gr5" draw:text-style-name="P1" xml:id="id22" draw:id="id22" draw:layer="layout" svg:width="1cm" svg:height="1cm" svg:x="6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1cm" svg:height="1cm" svg:x="8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4" draw:id="id24" draw:layer="layout" svg:width="1cm" svg:height="1cm" svg:x="10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cm" svg:y1="14.8cm" svg:x2="4.8cm" svg:y2="15.531cm" draw:start-shape="id19" draw:start-glue-point="6" draw:end-shape="id20" draw:end-glue-point="4" svg:d="m4800 14800v731">
          <text:p/>
        </draw:connector>
        <draw:connector draw:style-name="gr6" draw:text-style-name="P1" draw:layer="layout" draw:type="line" svg:x1="4.8cm" svg:y1="12.131cm" svg:x2="4.8cm" svg:y2="13.8cm" draw:start-shape="id21" draw:start-glue-point="6" draw:end-shape="id19" draw:end-glue-point="4" svg:d="m4800 12131v1669">
          <text:p/>
        </draw:connector>
        <draw:custom-shape draw:style-name="gr4" draw:text-style-name="P1" xml:id="id18" draw:id="id18" draw:layer="layout" svg:width="0.5cm" svg:height="0.5cm" svg:x="3.5cm" svg:y="12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3" draw:id="id33" draw:layer="layout" svg:x1="13.5cm" svg:y1="11.4cm" svg:x2="13.5cm" svg:y2="12.4cm">
          <text:p/>
        </draw:line>
        <draw:line draw:style-name="gr7" draw:text-style-name="P1" xml:id="id34" draw:id="id34" draw:layer="layout" svg:x1="13.5cm" svg:y1="15.3cm" svg:x2="13.5cm" svg:y2="16.3cm">
          <text:p/>
        </draw:line>
        <draw:connector draw:style-name="gr6" draw:text-style-name="P1" draw:layer="layout" draw:type="line" svg:x1="5.3cm" svg:y1="14.3cm" svg:x2="6.5cm" svg:y2="14.3cm" draw:start-shape="id19" draw:start-glue-point="7" draw:end-shape="id22" draw:end-glue-point="5" svg:d="m5300 14300h1200">
          <text:p/>
        </draw:connector>
        <draw:connector draw:style-name="gr6" draw:text-style-name="P1" draw:layer="layout" draw:type="line" svg:x1="7.5cm" svg:y1="14.3cm" svg:x2="8.5cm" svg:y2="14.3cm" draw:start-shape="id22" draw:start-glue-point="7" draw:end-shape="id23" draw:end-glue-point="5" svg:d="m7500 14300h1000">
          <text:p/>
        </draw:connector>
        <draw:connector draw:style-name="gr6" draw:text-style-name="P1" draw:layer="layout" draw:type="line" svg:x1="9.5cm" svg:y1="14.3cm" svg:x2="10.5cm" svg:y2="14.3cm" draw:start-shape="id23" draw:start-glue-point="7" draw:end-shape="id24" draw:end-glue-point="5" svg:d="m9500 14300h1000">
          <text:p/>
        </draw:connector>
        <draw:connector draw:style-name="gr6" draw:text-style-name="P1" draw:layer="layout" draw:type="line" svg:x1="7cm" svg:y1="12.131cm" svg:x2="7cm" svg:y2="13.8cm" draw:start-shape="id25" draw:start-glue-point="6" draw:end-shape="id22" draw:end-glue-point="4" svg:d="m7000 12131v1669">
          <text:p/>
        </draw:connector>
        <draw:connector draw:style-name="gr6" draw:text-style-name="P1" draw:layer="layout" draw:type="line" svg:x1="9cm" svg:y1="12.131cm" svg:x2="9cm" svg:y2="13.8cm" draw:start-shape="id26" draw:start-glue-point="6" draw:end-shape="id23" draw:end-glue-point="4" svg:d="m9000 12131v1669">
          <text:p/>
        </draw:connector>
        <draw:connector draw:style-name="gr6" draw:text-style-name="P1" draw:layer="layout" draw:type="line" svg:x1="11cm" svg:y1="12.131cm" svg:x2="11cm" svg:y2="13.8cm" draw:start-shape="id27" draw:start-glue-point="6" draw:end-shape="id24" draw:end-glue-point="4" svg:d="m11000 12131v1669">
          <text:p/>
        </draw:connector>
        <draw:connector draw:style-name="gr6" draw:text-style-name="P1" draw:layer="layout" draw:type="line" svg:x1="7cm" svg:y1="14.8cm" svg:x2="7cm" svg:y2="15.531cm" draw:start-shape="id22" draw:start-glue-point="6" draw:end-shape="id28" draw:end-glue-point="4" svg:d="m7000 14800v731">
          <text:p/>
        </draw:connector>
        <draw:connector draw:style-name="gr6" draw:text-style-name="P1" draw:layer="layout" draw:type="line" svg:x1="9cm" svg:y1="14.8cm" svg:x2="9cm" svg:y2="15.531cm" draw:start-shape="id23" draw:start-glue-point="6" draw:end-shape="id29" draw:end-glue-point="4" svg:d="m9000 14800v731">
          <text:p/>
        </draw:connector>
        <draw:connector draw:style-name="gr6" draw:text-style-name="P1" draw:layer="layout" draw:type="line" svg:x1="11cm" svg:y1="14.8cm" svg:x2="11cm" svg:y2="15.531cm" draw:start-shape="id24" draw:start-glue-point="6" draw:end-shape="id30" draw:end-glue-point="4" svg:d="m11000 14800v731">
          <text:p/>
        </draw:connector>
        <draw:custom-shape draw:style-name="gr8" draw:text-style-name="P1" xml:id="id31" draw:id="id31" draw:layer="layout" svg:width="0.5cm" svg:height="1cm" svg:x="12.3cm" svg:y="11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" draw:id="id32" draw:layer="layout" svg:width="0.5cm" svg:height="1cm" svg:x="12.3cm" svg:y="15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55cm" svg:y1="12.4cm" svg:x2="12.55cm" svg:y2="15.3cm" draw:start-shape="id31" draw:start-glue-point="2" draw:end-shape="id32" draw:end-glue-point="0" svg:d="m12550 12400v2900">
          <text:p/>
        </draw:connector>
        <draw:connector draw:style-name="gr6" draw:text-style-name="P1" draw:layer="layout" draw:type="line" svg:x1="13.5cm" svg:y1="12.4cm" svg:x2="13.5cm" svg:y2="15.3cm" draw:start-shape="id33" draw:start-glue-point="2" draw:end-shape="id34" draw:end-glue-point="0" svg:d="m13500 12400v2900">
          <text:p/>
        </draw:connector>
        <draw:frame draw:style-name="gr3" draw:layer="layout" svg:width="8.41cm" svg:height="0.963cm" svg:x="2cm" svg:y="9.1cm">
          <draw:text-box>
            <text:p>ys = accumulate(xs, seed, f)</text:p>
          </draw:text-box>
        </draw:frame>
        <draw:frame draw:style-name="gr2" draw:layer="layout" svg:width="1.874cm" svg:height="0.963cm" svg:x="1.5cm" svg:y="12.537cm">
          <draw:text-box>
            <text:p>seed</text:p>
          </draw:text-box>
        </draw:frame>
        <draw:custom-shape draw:style-name="gr4" draw:text-style-name="P1" xml:id="id35" draw:id="id35" draw:layer="layout" svg:width="0.5cm" svg:height="0.5cm" svg:x="4cm" svg:y="7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25cm" svg:y1="4.731cm" svg:x2="4.25cm" svg:y2="7.231cm" draw:start-shape="id1" draw:start-glue-point="6" draw:end-shape="id35" draw:end-glue-point="4" svg:d="m4250 4731v2500">
          <text:p/>
        </draw:connector>
        <draw:line draw:style-name="gr1" draw:text-style-name="P1" draw:layer="layout" svg:x1="3.5cm" svg:y1="20.6cm" svg:x2="14.5cm" svg:y2="20.6cm">
          <text:p/>
        </draw:line>
        <draw:line draw:style-name="gr1" draw:text-style-name="P1" draw:layer="layout" svg:x1="3.5cm" svg:y1="24.5cm" svg:x2="14.5cm" svg:y2="24.5cm">
          <text:p/>
        </draw:line>
        <draw:frame draw:style-name="gr2" draw:layer="layout" svg:width="1.133cm" svg:height="0.963cm" svg:x="1.5cm" svg:y="20.1cm">
          <draw:text-box>
            <text:p>xs</text:p>
          </draw:text-box>
        </draw:frame>
        <draw:frame draw:style-name="gr3" draw:layer="layout" svg:width="1.129cm" svg:height="0.963cm" svg:x="1.5cm" svg:y="24cm">
          <draw:text-box>
            <text:p>ys</text:p>
          </draw:text-box>
        </draw:frame>
        <draw:custom-shape draw:style-name="gr4" draw:text-style-name="P1" xml:id="id39" draw:id="id39" draw:layer="layout" svg:width="0.5cm" svg:height="0.5cm" svg:x="5.25cm" svg:y="20.3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3" draw:id="id43" draw:layer="layout" svg:width="0.5cm" svg:height="0.5cm" svg:x="7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4" draw:id="id44" draw:layer="layout" svg:width="0.5cm" svg:height="0.5cm" svg:x="9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5" draw:id="id45" draw:layer="layout" svg:width="0.5cm" svg:height="0.5cm" svg:x="11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" draw:id="id38" draw:layer="layout" svg:width="0.5cm" svg:height="0.5cm" svg:x="5.8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6" draw:id="id46" draw:layer="layout" svg:width="0.5cm" svg:height="0.5cm" svg:x="7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7" draw:id="id47" draw:layer="layout" svg:width="0.5cm" svg:height="0.5cm" svg:x="9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8" draw:id="id48" draw:layer="layout" svg:width="0.5cm" svg:height="0.5cm" svg:x="11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22.5cm">
          <draw:text-box>
            <text:p>f</text:p>
          </draw:text-box>
        </draw:frame>
        <draw:custom-shape draw:style-name="gr5" draw:text-style-name="P1" xml:id="id37" draw:id="id37" draw:layer="layout" svg:width="1cm" svg:height="1cm" svg:x="5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22.031cm" svg:x2="5.5cm" svg:y2="22.5cm" draw:start-shape="id36" draw:start-glue-point="6" draw:end-shape="id37" svg:d="m3750 22031 1750 469">
          <text:p/>
        </draw:connector>
        <draw:custom-shape draw:style-name="gr5" draw:text-style-name="P1" xml:id="id40" draw:id="id40" draw:layer="layout" svg:width="1cm" svg:height="1cm" svg:x="7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1" draw:id="id41" draw:layer="layout" svg:width="1cm" svg:height="1cm" svg:x="9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1cm" svg:height="1cm" svg:x="11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5cm" svg:y1="23.5cm" svg:x2="6.078cm" svg:y2="24.231cm" draw:start-shape="id37" draw:start-glue-point="6" draw:end-shape="id38" draw:end-glue-point="4" svg:d="m5500 23500 578 731">
          <text:p/>
        </draw:connector>
        <draw:connector draw:style-name="gr6" draw:text-style-name="P1" draw:layer="layout" draw:type="line" svg:x1="5.5cm" svg:y1="20.831cm" svg:x2="5.5cm" svg:y2="22.5cm" draw:start-shape="id39" draw:start-glue-point="6" draw:end-shape="id37" draw:end-glue-point="4" svg:d="m5500 20831v1669">
          <text:p/>
        </draw:connector>
        <draw:custom-shape draw:style-name="gr4" draw:text-style-name="P1" xml:id="id36" draw:id="id36" draw:layer="layout" svg:width="0.5cm" svg:height="0.5cm" svg:x="3.5cm" svg:y="21.5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51" draw:id="id51" draw:layer="layout" svg:x1="14.4cm" svg:y1="20.1cm" svg:x2="14.4cm" svg:y2="21.1cm">
          <text:p/>
        </draw:line>
        <draw:line draw:style-name="gr7" draw:text-style-name="P1" xml:id="id52" draw:id="id52" draw:layer="layout" svg:x1="14.4cm" svg:y1="24cm" svg:x2="14.4cm" svg:y2="25cm">
          <text:p/>
        </draw:line>
        <draw:connector draw:style-name="gr6" draw:text-style-name="P1" draw:layer="layout" draw:type="line" svg:x1="6cm" svg:y1="23cm" svg:x2="7.2cm" svg:y2="23cm" draw:start-shape="id37" draw:start-glue-point="7" draw:end-shape="id40" draw:end-glue-point="5" svg:d="m6000 23000h1200">
          <text:p/>
        </draw:connector>
        <draw:connector draw:style-name="gr6" draw:text-style-name="P1" draw:layer="layout" draw:type="line" svg:x1="8.2cm" svg:y1="23cm" svg:x2="9.2cm" svg:y2="23cm" draw:start-shape="id40" draw:start-glue-point="7" draw:end-shape="id41" draw:end-glue-point="5" svg:d="m8200 23000h1000">
          <text:p/>
        </draw:connector>
        <draw:connector draw:style-name="gr6" draw:text-style-name="P1" draw:layer="layout" draw:type="line" svg:x1="10.2cm" svg:y1="23cm" svg:x2="11.2cm" svg:y2="23cm" draw:start-shape="id41" draw:start-glue-point="7" draw:end-shape="id42" draw:end-glue-point="5" svg:d="m10200 23000h1000">
          <text:p/>
        </draw:connector>
        <draw:connector draw:style-name="gr6" draw:text-style-name="P1" draw:layer="layout" draw:type="line" svg:x1="7.7cm" svg:y1="20.831cm" svg:x2="7.7cm" svg:y2="22.5cm" draw:start-shape="id43" draw:start-glue-point="6" draw:end-shape="id40" draw:end-glue-point="4" svg:d="m7700 20831v1669">
          <text:p/>
        </draw:connector>
        <draw:connector draw:style-name="gr6" draw:text-style-name="P1" draw:layer="layout" draw:type="line" svg:x1="9.7cm" svg:y1="20.831cm" svg:x2="9.7cm" svg:y2="22.5cm" draw:start-shape="id44" draw:start-glue-point="6" draw:end-shape="id41" draw:end-glue-point="4" svg:d="m9700 20831v1669">
          <text:p/>
        </draw:connector>
        <draw:connector draw:style-name="gr6" draw:text-style-name="P1" draw:layer="layout" draw:type="line" svg:x1="11.7cm" svg:y1="20.831cm" svg:x2="11.7cm" svg:y2="22.5cm" draw:start-shape="id45" draw:start-glue-point="6" draw:end-shape="id42" draw:end-glue-point="4" svg:d="m11700 20831v1669">
          <text:p/>
        </draw:connector>
        <draw:connector draw:style-name="gr6" draw:text-style-name="P1" draw:layer="layout" draw:type="line" svg:x1="7.7cm" svg:y1="23.5cm" svg:x2="7.7cm" svg:y2="24.231cm" draw:start-shape="id40" draw:start-glue-point="6" draw:end-shape="id46" draw:end-glue-point="4" svg:d="m7700 23500v731">
          <text:p/>
        </draw:connector>
        <draw:connector draw:style-name="gr6" draw:text-style-name="P1" draw:layer="layout" draw:type="line" svg:x1="9.7cm" svg:y1="23.5cm" svg:x2="9.7cm" svg:y2="24.231cm" draw:start-shape="id41" draw:start-glue-point="6" draw:end-shape="id47" draw:end-glue-point="4" svg:d="m9700 23500v731">
          <text:p/>
        </draw:connector>
        <draw:connector draw:style-name="gr6" draw:text-style-name="P1" draw:layer="layout" draw:type="line" svg:x1="11.7cm" svg:y1="23.5cm" svg:x2="11.7cm" svg:y2="24.231cm" draw:start-shape="id42" draw:start-glue-point="6" draw:end-shape="id48" draw:end-glue-point="4" svg:d="m11700 23500v731">
          <text:p/>
        </draw:connector>
        <draw:custom-shape draw:style-name="gr8" draw:text-style-name="P1" xml:id="id49" draw:id="id49" draw:layer="layout" svg:width="0.5cm" svg:height="1cm" svg:x="13cm" svg:y="20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0" draw:id="id50" draw:layer="layout" svg:width="0.5cm" svg:height="1cm" svg:x="13cm" svg:y="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25cm" svg:y1="21.1cm" svg:x2="13.25cm" svg:y2="24cm" draw:start-shape="id49" draw:start-glue-point="2" draw:end-shape="id50" draw:end-glue-point="0" svg:d="m13250 21100v2900">
          <text:p/>
        </draw:connector>
        <draw:connector draw:style-name="gr6" draw:text-style-name="P1" draw:layer="layout" draw:type="line" svg:x1="14.4cm" svg:y1="21.1cm" svg:x2="14.4cm" svg:y2="24cm" draw:start-shape="id51" draw:start-glue-point="2" draw:end-shape="id52" draw:end-glue-point="0" svg:d="m14400 21100v2900">
          <text:p/>
        </draw:connector>
        <draw:frame draw:style-name="gr3" draw:layer="layout" svg:width="8.761cm" svg:height="0.963cm" svg:x="1.6cm" svg:y="17.8cm">
          <draw:text-box>
            <text:p>ys = accumulate0(xs, seed, f)</text:p>
          </draw:text-box>
        </draw:frame>
        <draw:frame draw:style-name="gr2" draw:layer="layout" svg:width="1.874cm" svg:height="0.963cm" svg:x="1.5cm" svg:y="21.237cm">
          <draw:text-box>
            <text:p>seed</text:p>
          </draw:text-box>
        </draw:frame>
        <draw:custom-shape draw:style-name="gr4" draw:text-style-name="P1" xml:id="id53" draw:id="id53" draw:layer="layout" svg:width="0.5cm" svg:height="0.5cm" svg:x="5.2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3.75cm" svg:y1="22.031cm" svg:x2="5.478cm" svg:y2="24.231cm" draw:start-shape="id36" draw:start-glue-point="6" draw:end-shape="id53" draw:end-glue-point="4" svg:d="m3750 22031 1728 2200">
          <text:p/>
        </draw:connector>
        <draw:custom-shape draw:style-name="gr4" draw:text-style-name="P1" draw:layer="layout" svg:width="0.5cm" svg:height="0.5cm" svg:x="2cm" svg:y="25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cm" svg:height="1cm" svg:x="2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cm" svg:x="8.47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draw:layer="layout" svg:x1="10.5cm" svg:y1="27cm" svg:x2="10.5cm" svg:y2="28cm">
          <text:p/>
        </draw:line>
        <draw:custom-shape draw:style-name="gr10" draw:text-style-name="P1" draw:layer="layout" svg:width="0.5cm" svg:height="0.5cm" svg:x="3cm" svg:y="2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cm" svg:height="0.5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1cm" svg:x="9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draw:layer="layout" svg:width="0.5cm" svg:height="1cm" svg:x="7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3" draw:text-style-name="P1" draw:layer="layout" svg:x1="11.2cm" svg:y1="27cm" svg:x2="11.2cm" svg:y2="28cm">
          <text:p/>
        </draw:line>
        <draw:line draw:style-name="gr14" draw:text-style-name="P1" draw:layer="layout" svg:x1="11.9cm" svg:y1="27cm" svg:x2="11.9cm" svg:y2="28cm">
          <text:p/>
        </draw:line>
        <draw:line draw:style-name="gr15" draw:text-style-name="P1" draw:layer="layout" svg:x1="12.5cm" svg:y1="27cm" svg:x2="12.5cm" svg:y2="28cm">
          <text:p/>
        </draw:line>
        <draw:line draw:style-name="gr16" draw:text-style-name="P1" draw:layer="layout" svg:x1="13.1cm" svg:y1="27cm" svg:x2="13.1cm" svg:y2="28cm">
          <text:p/>
        </draw:line>
        <draw:custom-shape draw:style-name="gr17" draw:text-style-name="P1" draw:layer="layout" svg:width="0.5cm" svg:height="0.5cm" svg:x="5cm" svg:y="2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1cm" svg:x="10.4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9" draw:text-style-name="P1" draw:layer="layout" svg:width="1cm" svg:height="1cm" svg:x="3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cm" svg:height="1cm" svg:x="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1cm" svg:x="6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Alapértelmezett">
        <draw:line draw:style-name="gr1" draw:text-style-name="P1" draw:layer="layout" svg:x1="12.1cm" svg:y1="18cm" svg:x2="13.6cm" svg:y2="18cm">
          <text:p/>
        </draw:line>
        <draw:line draw:style-name="gr1" draw:text-style-name="P1" draw:layer="layout" svg:x1="12.1cm" svg:y1="22.1cm" svg:x2="13.6cm" svg:y2="22.1cm">
          <text:p/>
        </draw:line>
        <draw:line draw:style-name="gr1" draw:text-style-name="P1" draw:layer="layout" svg:x1="4.5cm" svg:y1="22.1cm" svg:x2="11.7cm" svg:y2="22.1cm">
          <text:p/>
        </draw:line>
        <draw:line draw:style-name="gr1" draw:text-style-name="P1" draw:layer="layout" svg:x1="4.5cm" svg:y1="18cm" svg:x2="10.775cm" svg:y2="18cm">
          <text:p/>
        </draw:line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.019cm">
          <draw:text-box>
            <text:p>ys</text:p>
          </draw:text-box>
        </draw:frame>
        <draw:custom-shape draw:style-name="gr4" draw:text-style-name="P1" xml:id="id58" draw:id="id58" draw:layer="layout" svg:width="0.5cm" svg:height="0.5cm" svg:x="5.98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0" draw:id="id60" draw:layer="layout" svg:width="0.5cm" svg:height="0.5cm" svg:x="8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2" draw:id="id62" draw:layer="layout" svg:width="0.5cm" svg:height="0.5cm" svg:x="10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4" draw:id="id64" draw:layer="layout" svg:width="0.5cm" svg:height="0.5cm" svg:x="12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cm">
          <draw:text-box>
            <text:p>time</text:p>
          </draw:text-box>
        </draw:frame>
        <draw:line draw:style-name="gr7" draw:text-style-name="P1" xml:id="id56" draw:id="id56" draw:layer="layout" svg:x1="15cm" svg:y1="4cm" svg:x2="15cm" svg:y2="5cm">
          <text:p/>
        </draw:line>
        <draw:line draw:style-name="gr7" draw:text-style-name="P1" xml:id="id57" draw:id="id57" draw:layer="layout" svg:x1="15cm" svg:y1="7cm" svg:x2="15cm" svg:y2="8cm">
          <text:p/>
        </draw:line>
        <draw:custom-shape draw:style-name="gr8" draw:text-style-name="P1" xml:id="id54" draw:id="id5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5" draw:id="id5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54" draw:start-glue-point="2" draw:end-shape="id5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56" draw:start-glue-point="2" draw:end-shape="id57" draw:end-glue-point="0" svg:d="m15000 5000v2000">
          <text:p/>
        </draw:connector>
        <draw:frame draw:style-name="gr3" draw:layer="layout" svg:width="6.293cm" svg:height="0.963cm" svg:x="1.568cm" svg:y="16cm">
          <draw:text-box>
            <text:p>ys = aggregate(xs, f)</text:p>
          </draw:text-box>
        </draw:frame>
        <draw:line draw:style-name="gr1" draw:text-style-name="P1" draw:layer="layout" svg:x1="3.5cm" svg:y1="5.9cm" svg:x2="15cm" svg:y2="5.9cm">
          <text:p/>
        </draw:line>
        <draw:custom-shape draw:style-name="gr22" draw:text-style-name="P1" xml:id="id66" draw:id="id66" draw:layer="layout" svg:width="0.5cm" svg:height="2.7cm" draw:transform="rotate (-1.57079632679579) translate (6.2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6.234cm" svg:y1="4.731cm" svg:x2="6.25cm" svg:y2="7.2cm" draw:start-shape="id58" draw:start-glue-point="6" draw:end-shape="id59" draw:end-glue-point="4" svg:d="m6234 4731 16 2469">
          <text:p/>
        </draw:connector>
        <draw:connector draw:style-name="gr23" draw:text-style-name="P1" draw:layer="layout" draw:type="line" svg:x1="8.534cm" svg:y1="4.731cm" svg:x2="8.516cm" svg:y2="7.23cm" draw:start-shape="id60" draw:start-glue-point="6" draw:end-shape="id61" draw:end-glue-point="4" svg:d="m8534 4731-18 2499">
          <text:p/>
        </draw:connector>
        <draw:connector draw:style-name="gr23" draw:text-style-name="P1" draw:layer="layout" draw:type="line" svg:x1="10.534cm" svg:y1="4.731cm" svg:x2="10.516cm" svg:y2="7.231cm" draw:start-shape="id62" draw:start-glue-point="6" draw:end-shape="id63" draw:end-glue-point="4" svg:d="m10534 4731-18 2500">
          <text:p/>
        </draw:connector>
        <draw:connector draw:style-name="gr23" draw:text-style-name="P1" draw:layer="layout" draw:type="line" svg:x1="12.534cm" svg:y1="4.731cm" svg:x2="12.54cm" svg:y2="7.231cm" draw:start-shape="id64" draw:start-glue-point="6" draw:end-shape="id65" draw:end-glue-point="4" svg:d="m12534 4731 6 2500">
          <text:p/>
        </draw:connector>
        <draw:connector draw:style-name="gr23" draw:text-style-name="P1" draw:layer="layout" draw:type="line" svg:x1="4.85cm" svg:y1="6.4cm" svg:x2="6.25cm" svg:y2="7.2cm" draw:start-shape="id66" draw:start-glue-point="6" draw:end-shape="id59" draw:end-glue-point="4" svg:d="m4850 6400 1400 800">
          <text:p/>
        </draw:connector>
        <draw:custom-shape draw:style-name="gr22" draw:text-style-name="P1" xml:id="id67" draw:id="id67" draw:layer="layout" svg:width="0.5cm" svg:height="2.3cm" draw:transform="rotate (-1.57079632679579) translate (8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8" draw:id="id68" draw:layer="layout" svg:width="0.5cm" svg:height="2cm" draw:transform="rotate (-1.57079632679579) translate (10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9" draw:id="id69" draw:layer="layout" svg:width="0.5cm" svg:height="2cm" draw:transform="rotate (-1.57079632679579) translate (12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7.35cm" svg:y1="6.4cm" svg:x2="8.516cm" svg:y2="7.23cm" draw:start-shape="id67" draw:start-glue-point="6" draw:end-shape="id61" draw:end-glue-point="4" svg:d="m7350 6400 1166 830">
          <text:p/>
        </draw:connector>
        <draw:connector draw:style-name="gr23" draw:text-style-name="P1" draw:layer="layout" draw:type="line" svg:x1="9.5cm" svg:y1="6.4cm" svg:x2="10.516cm" svg:y2="7.231cm" draw:start-shape="id68" draw:start-glue-point="6" draw:end-shape="id63" draw:end-glue-point="4" svg:d="m9500 6400 1016 831">
          <text:p/>
        </draw:connector>
        <draw:connector draw:style-name="gr23" draw:text-style-name="P1" draw:layer="layout" draw:type="line" svg:x1="11.5cm" svg:y1="6.4cm" svg:x2="12.54cm" svg:y2="7.231cm" draw:start-shape="id69" draw:start-glue-point="6" draw:end-shape="id65" draw:end-glue-point="4" svg:d="m11500 6400 1040 831">
          <text:p/>
        </draw:connector>
        <draw:line draw:style-name="gr1" draw:text-style-name="P1" draw:layer="layout" svg:x1="4cm" svg:y1="11cm" svg:x2="15.5cm" svg:y2="11cm">
          <text:p/>
        </draw:line>
        <draw:line draw:style-name="gr1" draw:text-style-name="P1" draw:layer="layout" svg:x1="4cm" svg:y1="14cm" svg:x2="15.5cm" svg:y2="14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3.519cm">
          <draw:text-box>
            <text:p>ys</text:p>
          </draw:text-box>
        </draw:frame>
        <draw:custom-shape draw:style-name="gr4" draw:text-style-name="P1" xml:id="id74" draw:id="id74" draw:layer="layout" svg:width="0.5cm" svg:height="0.5cm" svg:x="6.4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6" draw:id="id76" draw:layer="layout" svg:width="0.5cm" svg:height="0.5cm" svg:x="8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8" draw:id="id78" draw:layer="layout" svg:width="0.5cm" svg:height="0.5cm" svg:x="10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0" draw:id="id80" draw:layer="layout" svg:width="0.5cm" svg:height="0.5cm" svg:x="12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46cm" svg:height="0.963cm" svg:x="2cm" svg:y="12cm">
          <draw:text-box>
            <text:p>clock</text:p>
          </draw:text-box>
        </draw:frame>
        <draw:line draw:style-name="gr7" draw:text-style-name="P1" xml:id="id72" draw:id="id72" draw:layer="layout" svg:x1="15.5cm" svg:y1="10.5cm" svg:x2="15.5cm" svg:y2="11.5cm">
          <text:p/>
        </draw:line>
        <draw:line draw:style-name="gr7" draw:text-style-name="P1" xml:id="id73" draw:id="id73" draw:layer="layout" svg:x1="15.5cm" svg:y1="13.5cm" svg:x2="15.5cm" svg:y2="14.5cm">
          <text:p/>
        </draw:line>
        <draw:custom-shape draw:style-name="gr8" draw:text-style-name="P1" xml:id="id70" draw:id="id70" draw:layer="layout" svg:width="0.5cm" svg:height="1cm" svg:x="14.3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71" draw:id="id71" draw:layer="layout" svg:width="0.5cm" svg:height="1cm" svg:x="14.3cm" svg:y="1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5cm" svg:x2="14.55cm" svg:y2="13.5cm" draw:start-shape="id70" draw:start-glue-point="2" draw:end-shape="id71" draw:end-glue-point="0" svg:d="m14550 11500v2000">
          <text:p/>
        </draw:connector>
        <draw:connector draw:style-name="gr6" draw:text-style-name="P1" draw:layer="layout" draw:type="line" svg:x1="15.5cm" svg:y1="11.5cm" svg:x2="15.5cm" svg:y2="13.5cm" draw:start-shape="id72" draw:start-glue-point="2" draw:end-shape="id73" draw:end-glue-point="0" svg:d="m15500 11500v2000">
          <text:p/>
        </draw:connector>
        <draw:frame draw:style-name="gr3" draw:layer="layout" svg:width="7.783cm" svg:height="0.963cm" svg:x="2.5cm" svg:y="9cm">
          <draw:text-box>
            <text:p>ys = addTimestamped(xs)</text:p>
          </draw:text-box>
        </draw:frame>
        <draw:connector draw:style-name="gr23" draw:text-style-name="P1" draw:layer="layout" draw:type="line" svg:x1="6.734cm" svg:y1="11.231cm" svg:x2="6.747cm" svg:y2="13.718cm" draw:start-shape="id74" draw:start-glue-point="6" draw:end-shape="id75" draw:end-glue-point="4" svg:d="m6734 11231 13 2487">
          <text:p/>
        </draw:connector>
        <draw:connector draw:style-name="gr23" draw:text-style-name="P1" draw:layer="layout" draw:type="line" svg:x1="9.034cm" svg:y1="11.231cm" svg:x2="9.013cm" svg:y2="13.748cm" draw:start-shape="id76" draw:start-glue-point="6" draw:end-shape="id77" draw:end-glue-point="4" svg:d="m9034 11231-21 2517">
          <text:p/>
        </draw:connector>
        <draw:connector draw:style-name="gr23" draw:text-style-name="P1" draw:layer="layout" draw:type="line" svg:x1="11.034cm" svg:y1="11.231cm" svg:x2="11.013cm" svg:y2="13.749cm" draw:start-shape="id78" draw:start-glue-point="6" draw:end-shape="id79" draw:end-glue-point="4" svg:d="m11034 11231-21 2518">
          <text:p/>
        </draw:connector>
        <draw:connector draw:style-name="gr23" draw:text-style-name="P1" draw:layer="layout" draw:type="line" svg:x1="13.034cm" svg:y1="11.231cm" svg:x2="13.037cm" svg:y2="13.749cm" draw:start-shape="id80" draw:start-glue-point="6" draw:end-shape="id81" draw:end-glue-point="4" svg:d="m13034 11231 3 2518">
          <text:p/>
        </draw:connector>
        <draw:connector draw:style-name="gr23" draw:text-style-name="P1" draw:layer="layout" draw:type="line" svg:x1="5.427cm" svg:y1="12.727cm" svg:x2="6.747cm" svg:y2="13.718cm" draw:start-shape="id82" draw:start-glue-point="9" draw:end-shape="id75" draw:end-glue-point="4" svg:d="m5427 12727 1320 991">
          <text:p/>
        </draw:connector>
        <draw:connector draw:style-name="gr23" draw:text-style-name="P1" draw:layer="layout" draw:type="line" svg:x1="7.927cm" svg:y1="12.727cm" svg:x2="9.013cm" svg:y2="13.748cm" draw:start-shape="id83" draw:start-glue-point="9" draw:end-shape="id77" draw:end-glue-point="4" svg:d="m7927 12727 1086 1021">
          <text:p/>
        </draw:connector>
        <draw:connector draw:style-name="gr23" draw:text-style-name="P1" draw:layer="layout" draw:type="line" svg:x1="10.027cm" svg:y1="12.727cm" svg:x2="11.013cm" svg:y2="13.749cm" draw:start-shape="id84" draw:start-glue-point="9" draw:end-shape="id79" draw:end-glue-point="4" svg:d="m10027 12727 986 1022">
          <text:p/>
        </draw:connector>
        <draw:connector draw:style-name="gr23" draw:text-style-name="P1" draw:layer="layout" draw:type="line" svg:x1="12.027cm" svg:y1="12.727cm" svg:x2="13.037cm" svg:y2="13.749cm" draw:start-shape="id85" draw:start-glue-point="9" draw:end-shape="id81" draw:end-glue-point="4" svg:d="m12027 12727 1010 1022">
          <text:p/>
        </draw:connector>
        <draw:custom-shape draw:style-name="gr11" draw:text-style-name="P1" xml:id="id82" draw:id="id82" draw:layer="layout" svg:width="0.5cm" svg:height="0.5cm" svg:x="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0.5cm" svg:height="0.5cm" svg:x="7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5cm" svg:height="0.5cm" svg:x="9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5" draw:id="id85" draw:layer="layout" svg:width="0.5cm" svg:height="0.5cm" svg:x="11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5cm" svg:height="0.5cm" svg:x="6cm" svg:y="7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1" draw:id="id61" draw:layer="layout" svg:width="0.5cm" svg:height="0.5cm" svg:x="8.266cm" svg:y="7.2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3" draw:id="id63" draw:layer="layout" svg:width="0.5cm" svg:height="0.5cm" svg:x="10.266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5" draw:id="id65" draw:layer="layout" svg:width="0.5cm" svg:height="0.5cm" svg:x="12.29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5" draw:id="id75" draw:layer="layout" svg:width="0.5cm" svg:height="0.5cm" svg:x="6.497cm" svg:y="13.7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7" draw:id="id77" draw:layer="layout" svg:width="0.5cm" svg:height="0.5cm" svg:x="8.763cm" svg:y="13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9" draw:id="id79" draw:layer="layout" svg:width="0.5cm" svg:height="0.5cm" svg:x="10.763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1" draw:id="id81" draw:layer="layout" svg:width="0.5cm" svg:height="0.5cm" svg:x="12.787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133cm" svg:height="0.963cm" svg:x="2cm" svg:y="17.5cm">
          <draw:text-box>
            <text:p>xs</text:p>
          </draw:text-box>
        </draw:frame>
        <draw:frame draw:style-name="gr3" draw:layer="layout" svg:width="1.129cm" svg:height="0.963cm" svg:x="2cm" svg:y="21.619cm">
          <draw:text-box>
            <text:p>ys</text:p>
          </draw:text-box>
        </draw:frame>
        <draw:custom-shape draw:style-name="gr4" draw:text-style-name="P1" xml:id="id86" draw:id="id86" draw:layer="layout" svg:width="0.5cm" svg:height="0.5cm" svg:x="4.85cm" svg:y="17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8" draw:id="id88" draw:layer="layout" svg:width="0.5cm" svg:height="0.5cm" svg:x="6.4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4" draw:id="id94" draw:layer="layout" svg:width="0.5cm" svg:height="0.5cm" svg:x="7.76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0" draw:id="id90" draw:layer="layout" svg:width="0.5cm" svg:height="0.5cm" svg:x="9.3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9cm">
          <draw:text-box>
            <text:p>f</text:p>
          </draw:text-box>
        </draw:frame>
        <draw:custom-shape draw:style-name="gr5" draw:text-style-name="P1" xml:id="id89" draw:id="id89" draw:layer="layout" svg:width="1cm" svg:height="1cm" svg:x="6.2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1" draw:id="id91" draw:layer="layout" svg:width="1cm" svg:height="1cm" svg:x="9.1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8.25cm" svg:x2="5.1cm" svg:y2="20.368cm" draw:start-shape="id86" draw:start-glue-point="6" draw:end-shape="id87" draw:end-glue-point="4" svg:d="m5100 18250v2118">
          <text:p/>
        </draw:connector>
        <draw:connector draw:style-name="gr6" draw:text-style-name="P1" draw:layer="layout" draw:type="line" svg:x1="6.7cm" svg:y1="18.25cm" svg:x2="6.7cm" svg:y2="19cm" draw:start-shape="id88" draw:start-glue-point="6" draw:end-shape="id89" draw:end-glue-point="4" svg:d="m6700 18250v750">
          <text:p/>
        </draw:connector>
        <draw:connector draw:style-name="gr6" draw:text-style-name="P1" draw:layer="layout" draw:type="line" svg:x1="9.6cm" svg:y1="18.25cm" svg:x2="9.6cm" svg:y2="19cm" draw:start-shape="id90" draw:start-glue-point="6" draw:end-shape="id91" draw:end-glue-point="4" svg:d="m9600 18250v750">
          <text:p/>
        </draw:connector>
        <draw:custom-shape draw:style-name="gr8" draw:text-style-name="P1" xml:id="id92" draw:id="id92" draw:layer="layout" svg:width="0.5cm" svg:height="1cm" svg:x="12.6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93" draw:id="id93" draw:layer="layout" svg:width="0.5cm" svg:height="1cm" svg:x="12.6cm" svg:y="21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85cm" svg:y1="18.5cm" svg:x2="12.85cm" svg:y2="21.6cm" draw:start-shape="id92" draw:start-glue-point="2" draw:end-shape="id93" draw:end-glue-point="0" svg:d="m12850 18500v3100">
          <text:p/>
        </draw:connector>
        <draw:line draw:style-name="gr7" draw:text-style-name="P1" xml:id="id97" draw:id="id97" draw:layer="layout" svg:x1="10.775cm" svg:y1="17.5cm" svg:x2="10.775cm" svg:y2="18.5cm">
          <text:p/>
        </draw:line>
        <draw:line draw:style-name="gr7" draw:text-style-name="P1" draw:layer="layout" svg:x1="11.6cm" svg:y1="21.6cm" svg:x2="11.6cm" svg:y2="22.6cm">
          <text:p/>
        </draw:line>
        <draw:custom-shape draw:style-name="gr4" draw:text-style-name="P1" xml:id="id96" draw:id="id96" draw:layer="layout" svg:width="0.5cm" svg:height="0.5cm" svg:x="10.525cm" svg:y="2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7" draw:id="id87" draw:layer="layout" svg:width="0.5cm" svg:height="0.5cm" svg:x="4.85cm" svg:y="20.3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5" draw:id="id95" draw:layer="layout" svg:width="0.5cm" svg:height="0.5cm" svg:x="10.525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12cm" svg:height="0.963cm" svg:x="2cm" svg:y="20.2cm">
          <draw:text-box>
            <text:p>temp</text:p>
          </draw:text-box>
        </draw:frame>
        <draw:connector draw:style-name="gr23" draw:text-style-name="P1" draw:layer="layout" svg:x1="5.35cm" svg:y1="20.618cm" svg:x2="6.7cm" svg:y2="20cm" draw:start-shape="id87" draw:start-glue-point="7" draw:end-shape="id89" svg:d="m5350 20618h1350v-618">
          <text:p/>
        </draw:connector>
        <draw:connector draw:style-name="gr23" draw:text-style-name="P1" draw:layer="layout" svg:x1="8.26cm" svg:y1="20.618cm" svg:x2="9.6cm" svg:y2="20cm" draw:start-shape="id94" draw:start-glue-point="7" draw:end-shape="id91" draw:end-glue-point="6" svg:d="m8260 20618h1340v-618">
          <text:p/>
        </draw:connector>
        <draw:connector draw:style-name="gr23" draw:text-style-name="P1" draw:layer="layout" svg:x1="7.2cm" svg:y1="19.5cm" svg:x2="8.01cm" svg:y2="20.368cm" draw:start-shape="id89" draw:start-glue-point="7" draw:end-shape="id94" draw:end-glue-point="4" svg:d="m7200 19500h810v868">
          <text:p/>
        </draw:connector>
        <draw:connector draw:style-name="gr23" draw:text-style-name="P1" draw:layer="layout" svg:x1="10.1cm" svg:y1="19.5cm" svg:x2="10.775cm" svg:y2="20.368cm" draw:start-shape="id91" draw:start-glue-point="7" draw:end-shape="id95" draw:end-glue-point="4" svg:d="m10100 19500h675v868">
          <text:p/>
        </draw:connector>
        <draw:connector draw:style-name="gr23" draw:text-style-name="P1" draw:layer="layout" draw:type="line" svg:x1="10.775cm" svg:y1="20.868cm" svg:x2="10.775cm" svg:y2="21.85cm" draw:start-shape="id95" draw:start-glue-point="6" draw:end-shape="id96" draw:end-glue-point="4" svg:d="m10775 20868v982">
          <text:p/>
        </draw:connector>
        <draw:connector draw:style-name="gr23" draw:text-style-name="P1" draw:layer="layout" draw:type="curve" svg:x1="10.775cm" svg:y1="18.5cm" svg:x2="11.025cm" svg:y2="20.618cm" draw:start-shape="id97" draw:start-glue-point="2" draw:end-shape="id95" draw:end-glue-point="7" svg:d="m10775 18500c1128 0 1003 2118 250 2118">
          <text:p/>
        </draw:connector>
      </draw:page>
      <draw:page draw:name="page3" draw:style-name="dp1" draw:master-page-name="Alapértelmezett">
        <draw:line draw:style-name="gr1" draw:text-style-name="P1" draw:layer="layout" svg:x1="15.332cm" svg:y1="20.284cm" svg:x2="16.832cm" svg:y2="20.284cm">
          <text:p/>
        </draw:line>
        <draw:line draw:style-name="gr1" draw:text-style-name="P1" draw:layer="layout" svg:x1="7.5cm" svg:y1="14.9cm" svg:x2="12.5cm" svg:y2="14.9cm">
          <text:p/>
        </draw:line>
        <draw:line draw:style-name="gr1" draw:text-style-name="P1" draw:layer="layout" svg:x1="7.5cm" svg:y1="11.7cm" svg:x2="11.632cm" svg:y2="11.7cm">
          <text:p/>
        </draw:line>
        <draw:line draw:style-name="gr1" draw:text-style-name="P1" draw:layer="layout" svg:x1="12.932cm" svg:y1="3.5cm" svg:x2="14.432cm" svg:y2="3.5cm">
          <text:p/>
        </draw:line>
        <draw:line draw:style-name="gr1" draw:text-style-name="P1" draw:layer="layout" svg:x1="12.932cm" svg:y1="8.7cm" svg:x2="14.432cm" svg:y2="8.7cm">
          <text:p/>
        </draw:line>
        <draw:line draw:style-name="gr1" draw:text-style-name="P1" draw:layer="layout" svg:x1="4.432cm" svg:y1="8.7cm" svg:x2="12.5cm" svg:y2="8.7cm">
          <text:p/>
        </draw:line>
        <draw:line draw:style-name="gr1" draw:text-style-name="P1" draw:layer="layout" svg:x1="4.432cm" svg:y1="3.5cm" svg:x2="11.632cm" svg:y2="3.5cm">
          <text:p/>
        </draw:line>
        <draw:frame draw:style-name="gr3" draw:layer="layout" svg:width="8.02cm" svg:height="0.963cm" svg:x="1.5cm" svg:y="1.5cm">
          <draw:text-box>
            <text:p>ys = aggregate(xs, seed, f)</text:p>
          </draw:text-box>
        </draw:frame>
        <draw:frame draw:style-name="gr2" draw:layer="layout" svg:width="1.133cm" svg:height="0.963cm" svg:x="1.932cm" svg:y="3cm">
          <draw:text-box>
            <text:p>xs</text:p>
          </draw:text-box>
        </draw:frame>
        <draw:frame draw:style-name="gr3" draw:layer="layout" svg:width="1.129cm" svg:height="0.963cm" svg:x="1.932cm" svg:y="8.219cm">
          <draw:text-box>
            <text:p>ys</text:p>
          </draw:text-box>
        </draw:frame>
        <draw:custom-shape draw:style-name="gr4" draw:text-style-name="P1" xml:id="id98" draw:id="id98" draw:layer="layout" svg:width="0.5cm" svg:height="0.5cm" svg:x="7.2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0" draw:id="id100" draw:layer="layout" svg:width="0.5cm" svg:height="0.5cm" svg:x="10.1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5.6cm">
          <draw:text-box>
            <text:p>f</text:p>
          </draw:text-box>
        </draw:frame>
        <draw:custom-shape draw:style-name="gr5" draw:text-style-name="P1" xml:id="id99" draw:id="id99" draw:layer="layout" svg:width="1cm" svg:height="1cm" svg:x="7.0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1" draw:id="id101" draw:layer="layout" svg:width="1cm" svg:height="1cm" svg:x="9.9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3.75cm" svg:x2="7.532cm" svg:y2="5.6cm" draw:start-shape="id98" draw:start-glue-point="6" draw:end-shape="id99" draw:end-glue-point="4" svg:d="m7532 3750v1850">
          <text:p/>
        </draw:connector>
        <draw:connector draw:style-name="gr6" draw:text-style-name="P1" draw:layer="layout" draw:type="line" svg:x1="10.432cm" svg:y1="3.75cm" svg:x2="10.432cm" svg:y2="5.6cm" draw:start-shape="id100" draw:start-glue-point="6" draw:end-shape="id101" draw:end-glue-point="4" svg:d="m10432 3750v1850">
          <text:p/>
        </draw:connector>
        <draw:custom-shape draw:style-name="gr8" draw:text-style-name="P1" xml:id="id102" draw:id="id102" draw:layer="layout" svg:width="0.5cm" svg:height="1cm" svg:x="13.432cm" svg:y="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03" draw:id="id103" draw:layer="layout" svg:width="0.5cm" svg:height="1cm" svg:x="13.432cm" svg:y="8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4cm" svg:x2="13.682cm" svg:y2="8.2cm" draw:start-shape="id102" draw:start-glue-point="2" draw:end-shape="id103" draw:end-glue-point="0" svg:d="m13682 4000v4200">
          <text:p/>
        </draw:connector>
        <draw:line draw:style-name="gr7" draw:text-style-name="P1" xml:id="id107" draw:id="id107" draw:layer="layout" svg:x1="11.65cm" svg:y1="3cm" svg:x2="11.65cm" svg:y2="4cm">
          <text:p/>
        </draw:line>
        <draw:line draw:style-name="gr7" draw:text-style-name="P1" draw:layer="layout" svg:x1="12.432cm" svg:y1="8.2cm" svg:x2="12.432cm" svg:y2="9.2cm">
          <text:p/>
        </draw:line>
        <draw:frame draw:style-name="gr3" draw:layer="layout" svg:width="1.912cm" svg:height="0.963cm" svg:x="1.932cm" svg:y="6.8cm">
          <draw:text-box>
            <text:p>temp</text:p>
          </draw:text-box>
        </draw:frame>
        <draw:connector draw:style-name="gr23" draw:text-style-name="P1" draw:layer="layout" svg:x1="8.775cm" svg:y1="7.281cm" svg:x2="10.432cm" svg:y2="6.6cm" draw:start-shape="id104" draw:start-glue-point="9" draw:end-shape="id101" draw:end-glue-point="6" svg:d="m8775 7281h1657v-681">
          <text:p/>
        </draw:connector>
        <draw:connector draw:style-name="gr23" draw:text-style-name="P1" draw:layer="layout" svg:x1="8.032cm" svg:y1="6.1cm" svg:x2="8.65cm" svg:y2="7.031cm" draw:start-shape="id99" draw:start-glue-point="7" draw:end-shape="id104" draw:end-glue-point="4" svg:d="m8032 6100h618v931">
          <text:p/>
        </draw:connector>
        <draw:connector draw:style-name="gr23" draw:text-style-name="P1" draw:layer="layout" svg:x1="10.932cm" svg:y1="6.1cm" svg:x2="11.65cm" svg:y2="7.031cm" draw:start-shape="id101" draw:start-glue-point="7" draw:end-shape="id105" draw:end-glue-point="4" svg:d="m10932 6100h718v931">
          <text:p/>
        </draw:connector>
        <draw:connector draw:style-name="gr23" draw:text-style-name="P1" draw:layer="layout" draw:type="line" svg:x1="11.65cm" svg:y1="7.468cm" svg:x2="11.65cm" svg:y2="8.45cm" draw:end-shape="id106" draw:end-glue-point="4" svg:d="m11650 7468v982">
          <text:p/>
        </draw:connector>
        <draw:connector draw:style-name="gr23" draw:text-style-name="P1" draw:layer="layout" draw:type="curve" svg:x1="11.65cm" svg:y1="4cm" svg:x2="11.775cm" svg:y2="7.281cm" draw:start-shape="id107" draw:start-glue-point="2" draw:end-shape="id105" draw:end-glue-point="9" svg:d="m11650 4000c1128 0 1065 3281 125 3281">
          <text:p/>
        </draw:connector>
        <draw:frame draw:style-name="gr3" draw:layer="layout" svg:width="1.874cm" svg:height="0.963cm" svg:x="1.932cm" svg:y="4.301cm">
          <draw:text-box>
            <text:p>seed</text:p>
          </draw:text-box>
        </draw:frame>
        <draw:custom-shape draw:style-name="gr10" draw:text-style-name="P1" xml:id="id104" draw:id="id104" draw:layer="layout" svg:width="0.5cm" svg:height="0.5cm" svg:x="8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5" draw:id="id105" draw:layer="layout" svg:width="0.5cm" svg:height="0.5cm" svg:x="11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8" draw:id="id108" draw:layer="layout" svg:width="0.5cm" svg:height="0.5cm" svg:x="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6" draw:id="id106" draw:layer="layout" svg:width="0.5cm" svg:height="0.5cm" svg:x="11.4cm" svg:y="8.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9" draw:id="id109" draw:layer="layout" svg:width="0.5cm" svg:height="0.5cm" svg:x="5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25cm" svg:y1="5cm" svg:x2="5.25cm" svg:y2="7.031cm" draw:start-shape="id108" draw:start-glue-point="7" draw:end-shape="id109" draw:end-glue-point="4" svg:d="m5250 5000v2031">
          <text:p/>
        </draw:connector>
        <draw:connector draw:style-name="gr23" draw:text-style-name="P1" draw:layer="layout" svg:x1="5.375cm" svg:y1="7.281cm" svg:x2="7.532cm" svg:y2="6.6cm" draw:start-shape="id109" draw:start-glue-point="9" draw:end-shape="id99" draw:end-glue-point="6" svg:d="m5375 7281h2157v-681">
          <text:p/>
        </draw:connector>
        <draw:line draw:style-name="gr1" draw:text-style-name="P1" draw:layer="layout" svg:x1="12.932cm" svg:y1="11.7cm" svg:x2="14.432cm" svg:y2="11.7cm">
          <text:p/>
        </draw:line>
        <draw:line draw:style-name="gr1" draw:text-style-name="P1" draw:layer="layout" svg:x1="12.932cm" svg:y1="14.9cm" svg:x2="14.432cm" svg:y2="14.9cm">
          <text:p/>
        </draw:line>
        <draw:line draw:style-name="gr1" draw:text-style-name="P1" draw:layer="layout" svg:x1="4.432cm" svg:y1="14.9cm" svg:x2="6.5cm" svg:y2="14.9cm">
          <text:p/>
        </draw:line>
        <draw:line draw:style-name="gr1" draw:text-style-name="P1" draw:layer="layout" svg:x1="4.432cm" svg:y1="11.7cm" svg:x2="7cm" svg:y2="11.7cm">
          <text:p/>
        </draw:line>
        <draw:frame draw:style-name="gr2" draw:layer="layout" svg:width="1.133cm" svg:height="0.963cm" svg:x="1.932cm" svg:y="11.2cm">
          <draw:text-box>
            <text:p>xs</text:p>
          </draw:text-box>
        </draw:frame>
        <draw:frame draw:style-name="gr3" draw:layer="layout" svg:width="1.129cm" svg:height="0.963cm" svg:x="1.932cm" svg:y="14.419cm">
          <draw:text-box>
            <text:p>ys</text:p>
          </draw:text-box>
        </draw:frame>
        <draw:custom-shape draw:style-name="gr4" draw:text-style-name="P1" xml:id="id110" draw:id="id110" draw:layer="layout" svg:width="0.5cm" svg:height="0.5cm" svg:x="5.17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2" draw:id="id112" draw:layer="layout" svg:width="0.5cm" svg:height="0.5cm" svg:x="10.1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12.9cm">
          <draw:text-box>
            <text:p>f</text:p>
          </draw:text-box>
        </draw:frame>
        <draw:custom-shape draw:style-name="gr5" draw:text-style-name="P1" xml:id="id111" draw:id="id111" draw:layer="layout" svg:width="1cm" svg:height="1cm" svg:x="4.9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3" draw:id="id113" draw:layer="layout" svg:width="1cm" svg:height="1cm" svg:x="9.9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2cm" svg:y1="11.95cm" svg:x2="5.42cm" svg:y2="12.9cm" draw:start-shape="id110" draw:start-glue-point="6" draw:end-shape="id111" draw:end-glue-point="4" svg:d="m5420 11950v950">
          <text:p/>
        </draw:connector>
        <draw:connector draw:style-name="gr6" draw:text-style-name="P1" draw:layer="layout" draw:type="line" svg:x1="10.432cm" svg:y1="11.95cm" svg:x2="10.432cm" svg:y2="12.9cm" draw:start-shape="id112" draw:start-glue-point="6" draw:end-shape="id113" draw:end-glue-point="4" svg:d="m10432 11950v950">
          <text:p/>
        </draw:connector>
        <draw:custom-shape draw:style-name="gr8" draw:text-style-name="P1" xml:id="id114" draw:id="id114" draw:layer="layout" svg:width="0.5cm" svg:height="1cm" svg:x="13.432cm" svg:y="11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15" draw:id="id115" draw:layer="layout" svg:width="0.5cm" svg:height="1cm" svg:x="13.432cm" svg:y="14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12.2cm" svg:x2="13.682cm" svg:y2="14.4cm" draw:start-shape="id114" draw:start-glue-point="2" draw:end-shape="id115" draw:end-glue-point="0" svg:d="m13682 12200v2200">
          <text:p/>
        </draw:connector>
        <draw:line draw:style-name="gr7" draw:text-style-name="P1" xml:id="id121" draw:id="id121" draw:layer="layout" svg:x1="11.703cm" svg:y1="11.2cm" svg:x2="11.703cm" svg:y2="12.2cm">
          <text:p/>
        </draw:line>
        <draw:line draw:style-name="gr7" draw:text-style-name="P1" draw:layer="layout" svg:x1="12.432cm" svg:y1="14.4cm" svg:x2="12.432cm" svg:y2="15.4cm">
          <text:p/>
        </draw:line>
        <draw:line draw:style-name="gr7" draw:text-style-name="P1" draw:layer="layout" svg:x1="6.432cm" svg:y1="14.4cm" svg:x2="6.432cm" svg:y2="15.4cm">
          <text:p/>
        </draw:line>
        <draw:custom-shape draw:style-name="gr4" draw:text-style-name="P1" xml:id="id116" draw:id="id116" draw:layer="layout" svg:width="0.5cm" svg:height="0.5cm" svg:x="8.9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7" draw:id="id117" draw:layer="layout" svg:width="1cm" svg:height="1cm" svg:x="8.7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232cm" svg:y1="11.95cm" svg:x2="9.232cm" svg:y2="12.9cm" draw:start-shape="id116" draw:start-glue-point="6" draw:end-shape="id117" draw:end-glue-point="4" svg:d="m9232 11950v950">
          <text:p/>
        </draw:connector>
        <draw:custom-shape draw:style-name="gr4" draw:text-style-name="P1" xml:id="id118" draw:id="id118" draw:layer="layout" svg:width="0.5cm" svg:height="0.5cm" svg:x="7.6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9" draw:id="id119" draw:layer="layout" svg:width="1cm" svg:height="1cm" svg:x="7.4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932cm" svg:y1="11.95cm" svg:x2="7.932cm" svg:y2="12.9cm" draw:start-shape="id118" draw:start-glue-point="6" draw:end-shape="id119" draw:end-glue-point="4" svg:d="m7932 11950v950">
          <text:p/>
        </draw:connector>
        <draw:custom-shape draw:style-name="gr10" draw:text-style-name="P1" xml:id="id122" draw:id="id122" draw:layer="layout" svg:width="0.5cm" svg:height="0.5cm" svg:x="11.4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20" draw:id="id120" draw:layer="layout" svg:width="0.5cm" svg:height="0.5cm" svg:x="5.17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2cm" svg:y1="13.9cm" svg:x2="5.42cm" svg:y2="14.55cm" draw:start-shape="id111" draw:start-glue-point="6" draw:end-shape="id120" draw:end-glue-point="4" svg:d="m5420 13900v650">
          <text:p/>
        </draw:connector>
        <draw:custom-shape draw:style-name="gr4" draw:text-style-name="P1" draw:layer="layout" svg:width="0.5cm" svg:height="0.5cm" svg:x="6.0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84cm" svg:height="0.963cm" svg:x="4.5cm" svg:y="15.5cm">
          <draw:text-box>
            <text:p>false</text:p>
          </draw:text-box>
        </draw:frame>
        <draw:frame draw:style-name="gr3" draw:layer="layout" svg:width="1.594cm" svg:height="0.963cm" svg:x="10.906cm" svg:y="15.5cm">
          <draw:text-box>
            <text:p>true</text:p>
          </draw:text-box>
        </draw:frame>
        <draw:connector draw:style-name="gr23" draw:text-style-name="P1" draw:layer="layout" draw:type="line" svg:x1="11.703cm" svg:y1="12.2cm" svg:x2="11.703cm" svg:y2="14.55cm" draw:start-shape="id121" draw:start-glue-point="2" draw:end-shape="id122" draw:end-glue-point="4" svg:d="m11703 12200v2350">
          <text:p/>
        </draw:connector>
        <draw:frame draw:style-name="gr3" draw:layer="layout" svg:width="4.075cm" svg:height="0.963cm" svg:x="1.48cm" svg:y="10cm">
          <draw:text-box>
            <text:p>ys = all(xs, f)</text:p>
          </draw:text-box>
        </draw:frame>
        <draw:line draw:style-name="gr1" draw:text-style-name="P1" draw:layer="layout" svg:x1="3.7cm" svg:y1="20.284cm" svg:x2="8cm" svg:y2="20.284cm">
          <text:p/>
        </draw:line>
        <draw:line draw:style-name="gr1" draw:text-style-name="P1" draw:layer="layout" svg:x1="3.7cm" svg:y1="18.601cm" svg:x2="6.5cm" svg:y2="18.601cm">
          <text:p/>
        </draw:line>
        <draw:line draw:style-name="gr1" draw:text-style-name="P1" draw:layer="layout" svg:x1="13.432cm" svg:y1="18.601cm" svg:x2="14.932cm" svg:y2="18.601cm">
          <text:p/>
        </draw:line>
        <draw:line draw:style-name="gr1" draw:text-style-name="P1" draw:layer="layout" svg:x1="13.432cm" svg:y1="22.001cm" svg:x2="14.932cm" svg:y2="22.001cm">
          <text:p/>
        </draw:line>
        <draw:frame draw:style-name="gr2" draw:layer="layout" svg:width="1.133cm" svg:height="0.963cm" svg:x="1.932cm" svg:y="18.101cm">
          <draw:text-box>
            <text:p>xs</text:p>
          </draw:text-box>
        </draw:frame>
        <draw:frame draw:style-name="gr3" draw:layer="layout" svg:width="1.137cm" svg:height="0.963cm" svg:x="1.932cm" svg:y="21.52cm">
          <draw:text-box>
            <text:p>zs</text:p>
          </draw:text-box>
        </draw:frame>
        <draw:frame draw:style-name="gr3" draw:layer="layout" svg:width="1.129cm" svg:height="0.963cm" svg:x="1.932cm" svg:y="19.803cm">
          <draw:text-box>
            <text:p>ys</text:p>
          </draw:text-box>
        </draw:frame>
        <draw:custom-shape draw:style-name="gr8" draw:text-style-name="P1" xml:id="id123" draw:id="id123" draw:layer="layout" svg:width="0.5cm" svg:height="1cm" svg:x="13.932cm" svg:y="18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24" draw:id="id124" draw:layer="layout" svg:width="0.5cm" svg:height="1cm" svg:x="13.9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182cm" svg:y1="19.101cm" svg:x2="14.182cm" svg:y2="21.501cm" draw:start-shape="id123" draw:start-glue-point="2" draw:end-shape="id124" draw:end-glue-point="0" svg:d="m14182 19101v2400">
          <text:p/>
        </draw:connector>
        <draw:line draw:style-name="gr7" draw:text-style-name="P1" xml:id="id129" draw:id="id129" draw:layer="layout" svg:x1="6.603cm" svg:y1="18.101cm" svg:x2="6.603cm" svg:y2="19.101cm">
          <text:p/>
        </draw:line>
        <draw:custom-shape draw:style-name="gr4" draw:text-style-name="P1" xml:id="id125" draw:id="id125" draw:layer="layout" svg:width="0.5cm" svg:height="0.5cm" svg:x="5.1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32cm" svg:y1="18.851cm" svg:x2="5.432cm" svg:y2="21.751cm" draw:start-shape="id125" draw:start-glue-point="6" draw:end-shape="id126" draw:end-glue-point="4" svg:d="m5432 18851v2900">
          <text:p/>
        </draw:connector>
        <draw:custom-shape draw:style-name="gr4" draw:text-style-name="P1" xml:id="id127" draw:id="id127" draw:layer="layout" svg:width="0.5cm" svg:height="0.5cm" svg:x="3.8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32cm" svg:y1="18.851cm" svg:x2="4.132cm" svg:y2="21.751cm" draw:start-shape="id127" draw:start-glue-point="6" draw:end-shape="id128" draw:end-glue-point="4" svg:d="m4132 18851v2900">
          <text:p/>
        </draw:connector>
        <draw:frame draw:style-name="gr3" draw:layer="layout" svg:width="5.133cm" svg:height="0.963cm" svg:x="1.48cm" svg:y="16.901cm">
          <draw:text-box>
            <text:p>zs = amb(xs, ys)</text:p>
          </draw:text-box>
        </draw:frame>
        <draw:line draw:style-name="gr1" draw:text-style-name="P1" draw:layer="layout" svg:x1="3.701cm" svg:y1="22.001cm" svg:x2="6.501cm" svg:y2="22.001cm">
          <text:p/>
        </draw:line>
        <draw:line draw:style-name="gr7" draw:text-style-name="P1" xml:id="id130" draw:id="id130" draw:layer="layout" svg:x1="6.604cm" svg:y1="21.501cm" svg:x2="6.604cm" svg:y2="22.501cm">
          <text:p/>
        </draw:line>
        <draw:custom-shape draw:style-name="gr4" draw:text-style-name="P1" xml:id="id126" draw:id="id126" draw:layer="layout" svg:width="0.5cm" svg:height="0.5cm" svg:x="5.1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8" draw:id="id128" draw:layer="layout" svg:width="0.5cm" svg:height="0.5cm" svg:x="3.8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9" draw:id="id139" draw:layer="layout" svg:width="0.5cm" svg:height="0.5cm" svg:x="4.5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5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6.8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6.603cm" svg:y1="19.101cm" svg:x2="6.604cm" svg:y2="21.501cm" draw:start-shape="id129" draw:start-glue-point="2" draw:end-shape="id130" draw:end-glue-point="0" svg:d="m6603 19101 1 2400">
          <text:p/>
        </draw:connector>
        <draw:line draw:style-name="gr1" draw:text-style-name="P1" draw:layer="layout" svg:x1="8.5cm" svg:y1="20.284cm" svg:x2="12.8cm" svg:y2="20.284cm">
          <text:p/>
        </draw:line>
        <draw:line draw:style-name="gr1" draw:text-style-name="P1" draw:layer="layout" svg:x1="8.5cm" svg:y1="18.601cm" svg:x2="12cm" svg:y2="18.601cm">
          <text:p/>
        </draw:line>
        <draw:line draw:style-name="gr7" draw:text-style-name="P1" draw:layer="layout" svg:x1="12.103cm" svg:y1="18.101cm" svg:x2="12.103cm" svg:y2="19.101cm">
          <text:p/>
        </draw:line>
        <draw:custom-shape draw:style-name="gr4" draw:text-style-name="P1" draw:layer="layout" svg:width="0.5cm" svg:height="0.5cm" svg:x="10.6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1" draw:id="id141" draw:layer="layout" svg:width="0.5cm" svg:height="0.5cm" svg:x="9.7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501cm" svg:y1="22.001cm" svg:x2="12.83cm" svg:y2="22.001cm">
          <text:p/>
        </draw:line>
        <draw:line draw:style-name="gr7" draw:text-style-name="P1" xml:id="id132" draw:id="id132" draw:layer="layout" svg:x1="12.83cm" svg:y1="21.501cm" svg:x2="12.83cm" svg:y2="22.501cm">
          <text:p/>
        </draw:line>
        <draw:custom-shape draw:style-name="gr4" draw:text-style-name="P1" xml:id="id133" draw:id="id133" draw:layer="layout" svg:width="0.5cm" svg:height="0.5cm" svg:x="9.3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5" draw:id="id135" draw:layer="layout" svg:width="0.5cm" svg:height="0.5cm" svg:x="10.4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7" draw:id="id137" draw:layer="layout" svg:width="0.5cm" svg:height="0.5cm" svg:x="11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cm" svg:y1="19.785cm" svg:x2="8cm" svg:y2="20.785cm">
          <text:p/>
        </draw:line>
        <draw:line draw:style-name="gr7" draw:text-style-name="P1" xml:id="id131" draw:id="id131" draw:layer="layout" svg:x1="12.83cm" svg:y1="19.784cm" svg:x2="12.83cm" svg:y2="20.784cm">
          <text:p/>
        </draw:line>
        <draw:custom-shape draw:style-name="gr4" draw:text-style-name="P1" xml:id="id134" draw:id="id134" draw:layer="layout" svg:width="0.5cm" svg:height="0.5cm" svg:x="9.3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6" draw:id="id136" draw:layer="layout" svg:width="0.5cm" svg:height="0.5cm" svg:x="10.4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8" draw:id="id138" draw:layer="layout" svg:width="0.5cm" svg:height="0.5cm" svg:x="11.6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12.83cm" svg:y1="20.784cm" svg:x2="12.83cm" svg:y2="21.501cm" draw:start-shape="id131" draw:start-glue-point="2" draw:end-shape="id132" draw:end-glue-point="0" svg:d="m12830 20784v717">
          <text:p/>
        </draw:connector>
        <draw:connector draw:style-name="gr23" draw:text-style-name="P1" draw:layer="layout" draw:type="line" svg:x1="9.633cm" svg:y1="20.534cm" svg:x2="9.633cm" svg:y2="21.751cm" draw:start-shape="id133" draw:start-glue-point="6" draw:end-shape="id134" draw:end-glue-point="4" svg:d="m9633 20534v1217">
          <text:p/>
        </draw:connector>
        <draw:connector draw:style-name="gr23" draw:text-style-name="P1" draw:layer="layout" draw:type="line" svg:x1="10.733cm" svg:y1="20.534cm" svg:x2="10.733cm" svg:y2="21.751cm" draw:start-shape="id135" draw:start-glue-point="6" draw:end-shape="id136" draw:end-glue-point="4" svg:d="m10733 20534v1217">
          <text:p/>
        </draw:connector>
        <draw:connector draw:style-name="gr23" draw:text-style-name="P1" draw:layer="layout" draw:type="line" svg:x1="11.933cm" svg:y1="20.534cm" svg:x2="11.933cm" svg:y2="21.751cm" draw:start-shape="id137" draw:start-glue-point="6" draw:end-shape="id138" draw:end-glue-point="4" svg:d="m11933 20534v1217">
          <text:p/>
        </draw:connector>
        <draw:custom-shape draw:style-name="gr4" draw:text-style-name="P1" xml:id="id140" draw:id="id140" draw:layer="layout" svg:width="0.5cm" svg:height="0.5cm" svg:x="4.583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2" draw:id="id142" draw:layer="layout" svg:width="0.5cm" svg:height="0.5cm" svg:x="9.782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20.534cm" svg:x2="4.833cm" svg:y2="22.651cm" draw:start-shape="id139" draw:start-glue-point="6" draw:end-shape="id140" draw:end-glue-point="4" svg:d="m4833 20534v2117">
          <text:p/>
        </draw:connector>
        <draw:connector draw:style-name="gr24" draw:text-style-name="P1" draw:layer="layout" draw:type="line" svg:x1="10.032cm" svg:y1="18.851cm" svg:x2="10.032cm" svg:y2="22.651cm" draw:start-shape="id141" draw:start-glue-point="6" draw:end-shape="id142" draw:end-glue-point="4" svg:d="m10032 18851v3800">
          <text:p/>
        </draw:connector>
        <draw:custom-shape draw:style-name="gr4" draw:text-style-name="P1" xml:id="id143" draw:id="id143" draw:layer="layout" svg:width="0.5cm" svg:height="0.5cm" svg:x="4.583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18.351cm" svg:x2="4.833cm" svg:y2="20.034cm" draw:start-shape="id143" draw:start-glue-point="6" draw:end-shape="id139" draw:end-glue-point="4" svg:d="m4833 18351v1683">
          <text:p/>
        </draw:connector>
        <draw:line draw:style-name="gr1" draw:text-style-name="P1" draw:layer="layout" svg:x1="15.332cm" svg:y1="18.601cm" svg:x2="16.832cm" svg:y2="18.601cm">
          <text:p/>
        </draw:line>
        <draw:line draw:style-name="gr1" draw:text-style-name="P1" draw:layer="layout" svg:x1="15.332cm" svg:y1="22.001cm" svg:x2="16.832cm" svg:y2="22.001cm">
          <text:p/>
        </draw:line>
        <draw:custom-shape draw:style-name="gr8" draw:text-style-name="P1" xml:id="id144" draw:id="id144" draw:layer="layout" svg:width="0.5cm" svg:height="1cm" svg:x="15.832cm" svg:y="19.78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5" draw:id="id145" draw:layer="layout" svg:width="0.5cm" svg:height="1cm" svg:x="15.8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082cm" svg:y1="20.784cm" svg:x2="16.082cm" svg:y2="21.501cm" draw:start-shape="id144" draw:start-glue-point="2" draw:end-shape="id145" draw:end-glue-point="0" svg:d="m16082 20784v717">
          <text:p/>
        </draw:connector>
        <draw:line draw:style-name="gr1" draw:text-style-name="P1" draw:layer="layout" svg:x1="13.432cm" svg:y1="20.284cm" svg:x2="14.932cm" svg:y2="20.284cm">
          <text:p/>
        </draw:line>
      </draw:page>
      <draw:page draw:name="page4" draw:style-name="dp1" draw:master-page-name="Alapértelmezett">
        <draw:line draw:style-name="gr1" draw:text-style-name="P1" draw:layer="layout" svg:x1="7.168cm" svg:y1="5.5cm" svg:x2="8.6cm" svg:y2="5.5cm">
          <text:p/>
        </draw:line>
        <draw:line draw:style-name="gr1" draw:text-style-name="P1" draw:layer="layout" svg:x1="7.168cm" svg:y1="3.7cm" svg:x2="7.971cm" svg:y2="3.7cm">
          <text:p/>
        </draw:line>
        <draw:line draw:style-name="gr1" draw:text-style-name="P1" draw:layer="layout" svg:x1="9.4cm" svg:y1="3.7cm" svg:x2="10.9cm" svg:y2="3.7cm">
          <text:p/>
        </draw:line>
        <draw:line draw:style-name="gr1" draw:text-style-name="P1" draw:layer="layout" svg:x1="9.4cm" svg:y1="5.5cm" svg:x2="10.9cm" svg:y2="5.5cm">
          <text:p/>
        </draw:line>
        <draw:line draw:style-name="gr1" draw:text-style-name="P1" draw:layer="layout" svg:x1="4.1cm" svg:y1="5.5cm" svg:x2="6.168cm" svg:y2="5.5cm">
          <text:p/>
        </draw:line>
        <draw:line draw:style-name="gr1" draw:text-style-name="P1" draw:layer="layout" svg:x1="4.1cm" svg:y1="3.7cm" svg:x2="6.668cm" svg:y2="3.7cm">
          <text:p/>
        </draw:line>
        <draw:frame draw:style-name="gr2" draw:layer="layout" svg:width="1.133cm" svg:height="0.963cm" svg:x="2.5cm" svg:y="3.2cm">
          <draw:text-box>
            <text:p>xs</text:p>
          </draw:text-box>
        </draw:frame>
        <draw:frame draw:style-name="gr3" draw:layer="layout" svg:width="1.129cm" svg:height="0.963cm" svg:x="2.5cm" svg:y="5.019cm">
          <draw:text-box>
            <text:p>ys</text:p>
          </draw:text-box>
        </draw:frame>
        <draw:custom-shape draw:style-name="gr4" draw:text-style-name="P1" xml:id="id146" draw:id="id146" draw:layer="layout" svg:width="0.5cm" svg:height="0.5cm" svg:x="4.838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088cm" svg:y1="3.95cm" svg:x2="5.088cm" svg:y2="5.15cm" draw:start-shape="id146" draw:start-glue-point="6" draw:end-shape="id147" draw:end-glue-point="4" svg:d="m5088 3950v1200">
          <text:p/>
        </draw:connector>
        <draw:custom-shape draw:style-name="gr8" draw:text-style-name="P1" xml:id="id148" draw:id="id148" draw:layer="layout" svg:width="0.5cm" svg:height="1cm" svg:x="9.9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9" draw:id="id149" draw:layer="layout" svg:width="0.5cm" svg:height="1cm" svg:x="9.9cm" svg:y="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0.15cm" svg:y1="4.2cm" svg:x2="10.15cm" svg:y2="5cm" draw:start-shape="id148" draw:start-glue-point="2" draw:end-shape="id149" draw:end-glue-point="0" svg:d="m10150 4200v800">
          <text:p/>
        </draw:connector>
        <draw:line draw:style-name="gr7" draw:text-style-name="P1" xml:id="id150" draw:id="id150" draw:layer="layout" svg:x1="7.971cm" svg:y1="3.2cm" svg:x2="7.971cm" svg:y2="4.2cm">
          <text:p/>
        </draw:line>
        <draw:line draw:style-name="gr7" draw:text-style-name="P1" draw:layer="layout" svg:x1="8.7cm" svg:y1="5cm" svg:x2="8.7cm" svg:y2="6cm">
          <text:p/>
        </draw:line>
        <draw:line draw:style-name="gr7" draw:text-style-name="P1" draw:layer="layout" svg:x1="6.1cm" svg:y1="5cm" svg:x2="6.1cm" svg:y2="6cm">
          <text:p/>
        </draw:line>
        <draw:custom-shape draw:style-name="gr10" draw:text-style-name="P1" xml:id="id151" draw:id="id151" draw:layer="layout" svg:width="0.5cm" svg:height="0.5cm" svg:x="7.721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47" draw:id="id147" draw:layer="layout" svg:width="0.5cm" svg:height="0.5cm" svg:x="4.838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5cm" svg:height="0.5cm" svg:x="5.75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168cm" svg:y="6.1cm">
          <draw:text-box>
            <text:p>true</text:p>
          </draw:text-box>
        </draw:frame>
        <draw:frame draw:style-name="gr3" draw:layer="layout" svg:width="1.84cm" svg:height="0.963cm" svg:x="7.2cm" svg:y="6.137cm">
          <draw:text-box>
            <text:p>false</text:p>
          </draw:text-box>
        </draw:frame>
        <draw:connector draw:style-name="gr23" draw:text-style-name="P1" draw:layer="layout" draw:type="line" svg:x1="7.971cm" svg:y1="4.2cm" svg:x2="7.971cm" svg:y2="5.15cm" draw:start-shape="id150" draw:start-glue-point="2" draw:end-shape="id151" draw:end-glue-point="4" svg:d="m7971 4200v950">
          <text:p/>
        </draw:connector>
        <draw:frame draw:style-name="gr3" draw:layer="layout" svg:width="3.923cm" svg:height="0.963cm" svg:x="2.048cm" svg:y="2cm">
          <draw:text-box>
            <text:p>ys = any(xs)</text:p>
          </draw:text-box>
        </draw:frame>
        <draw:line draw:style-name="gr1" draw:text-style-name="P1" draw:layer="layout" svg:x1="7.568cm" svg:y1="13.1cm" svg:x2="12.568cm" svg:y2="13.1cm">
          <text:p/>
        </draw:line>
        <draw:line draw:style-name="gr1" draw:text-style-name="P1" draw:layer="layout" svg:x1="7.568cm" svg:y1="9.7cm" svg:x2="11.7cm" svg:y2="9.7cm">
          <text:p/>
        </draw:line>
        <draw:line draw:style-name="gr1" draw:text-style-name="P1" draw:layer="layout" svg:x1="13cm" svg:y1="9.7cm" svg:x2="14.5cm" svg:y2="9.7cm">
          <text:p/>
        </draw:line>
        <draw:line draw:style-name="gr1" draw:text-style-name="P1" draw:layer="layout" svg:x1="13cm" svg:y1="13.1cm" svg:x2="14.5cm" svg:y2="13.1cm">
          <text:p/>
        </draw:line>
        <draw:line draw:style-name="gr1" draw:text-style-name="P1" draw:layer="layout" svg:x1="3.811cm" svg:y1="13.1cm" svg:x2="6.568cm" svg:y2="13.1cm">
          <text:p/>
        </draw:line>
        <draw:line draw:style-name="gr1" draw:text-style-name="P1" draw:layer="layout" svg:x1="3.878cm" svg:y1="9.7cm" svg:x2="7.068cm" svg:y2="9.7cm">
          <text:p/>
        </draw:line>
        <draw:frame draw:style-name="gr2" draw:layer="layout" svg:width="1.133cm" svg:height="0.963cm" svg:x="2cm" svg:y="9.2cm">
          <draw:text-box>
            <text:p>xs</text:p>
          </draw:text-box>
        </draw:frame>
        <draw:frame draw:style-name="gr3" draw:layer="layout" svg:width="1.129cm" svg:height="0.963cm" svg:x="2cm" svg:y="12.619cm">
          <draw:text-box>
            <text:p>ys</text:p>
          </draw:text-box>
        </draw:frame>
        <draw:custom-shape draw:style-name="gr4" draw:text-style-name="P1" xml:id="id152" draw:id="id152" draw:layer="layout" svg:width="0.5cm" svg:height="0.5cm" svg:x="5.238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54" draw:id="id154" draw:layer="layout" svg:width="0.5cm" svg:height="0.5cm" svg:x="10.2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0.9cm">
          <draw:text-box>
            <text:p>f</text:p>
          </draw:text-box>
        </draw:frame>
        <draw:custom-shape draw:style-name="gr5" draw:text-style-name="P1" xml:id="id153" draw:id="id153" draw:layer="layout" svg:width="1cm" svg:height="1cm" svg:x="4.98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5" draw:id="id155" draw:layer="layout" svg:width="1cm" svg:height="1cm" svg:x="10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88cm" svg:y1="9.95cm" svg:x2="5.488cm" svg:y2="10.9cm" draw:start-shape="id152" draw:start-glue-point="6" draw:end-shape="id153" draw:end-glue-point="4" svg:d="m5488 9950v950">
          <text:p/>
        </draw:connector>
        <draw:connector draw:style-name="gr6" draw:text-style-name="P1" draw:layer="layout" draw:type="line" svg:x1="10.5cm" svg:y1="9.95cm" svg:x2="10.5cm" svg:y2="10.9cm" draw:start-shape="id154" draw:start-glue-point="6" draw:end-shape="id155" draw:end-glue-point="4" svg:d="m10500 9950v950">
          <text:p/>
        </draw:connector>
        <draw:custom-shape draw:style-name="gr8" draw:text-style-name="P1" xml:id="id156" draw:id="id156" draw:layer="layout" svg:width="0.5cm" svg:height="1cm" svg:x="13.5cm" svg:y="9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7" draw:id="id157" draw:layer="layout" svg:width="0.5cm" svg:height="1cm" svg:x="13.5cm" svg:y="12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75cm" svg:y1="10.2cm" svg:x2="13.75cm" svg:y2="12.6cm" draw:start-shape="id156" draw:start-glue-point="2" draw:end-shape="id157" draw:end-glue-point="0" svg:d="m13750 10200v2400">
          <text:p/>
        </draw:connector>
        <draw:line draw:style-name="gr7" draw:text-style-name="P1" xml:id="id163" draw:id="id163" draw:layer="layout" svg:x1="11.771cm" svg:y1="9.2cm" svg:x2="11.771cm" svg:y2="10.2cm">
          <text:p/>
        </draw:line>
        <draw:line draw:style-name="gr7" draw:text-style-name="P1" draw:layer="layout" svg:x1="12.5cm" svg:y1="12.6cm" svg:x2="12.5cm" svg:y2="13.6cm">
          <text:p/>
        </draw:line>
        <draw:line draw:style-name="gr7" draw:text-style-name="P1" draw:layer="layout" svg:x1="6.5cm" svg:y1="12.6cm" svg:x2="6.5cm" svg:y2="13.6cm">
          <text:p/>
        </draw:line>
        <draw:custom-shape draw:style-name="gr4" draw:text-style-name="P1" xml:id="id158" draw:id="id158" draw:layer="layout" svg:width="0.5cm" svg:height="0.5cm" svg:x="9.0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59" draw:id="id159" draw:layer="layout" svg:width="1cm" svg:height="1cm" svg:x="8.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3cm" svg:y1="9.95cm" svg:x2="9.3cm" svg:y2="10.9cm" draw:start-shape="id158" draw:start-glue-point="6" draw:end-shape="id159" draw:end-glue-point="4" svg:d="m9300 9950v950">
          <text:p/>
        </draw:connector>
        <draw:custom-shape draw:style-name="gr4" draw:text-style-name="P1" xml:id="id160" draw:id="id160" draw:layer="layout" svg:width="0.5cm" svg:height="0.5cm" svg:x="7.7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61" draw:id="id161" draw:layer="layout" svg:width="1cm" svg:height="1cm" svg:x="7.5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cm" svg:y1="9.95cm" svg:x2="8cm" svg:y2="10.9cm" draw:start-shape="id160" draw:start-glue-point="6" draw:end-shape="id161" draw:end-glue-point="4" svg:d="m8000 9950v950">
          <text:p/>
        </draw:connector>
        <draw:custom-shape draw:style-name="gr10" draw:text-style-name="P1" xml:id="id164" draw:id="id164" draw:layer="layout" svg:width="0.5cm" svg:height="0.5cm" svg:x="11.521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62" draw:id="id162" draw:layer="layout" svg:width="0.5cm" svg:height="0.5cm" svg:x="5.238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88cm" svg:y1="11.9cm" svg:x2="5.488cm" svg:y2="12.75cm" draw:start-shape="id153" draw:start-glue-point="6" draw:end-shape="id162" draw:end-glue-point="4" svg:d="m5488 11900v850">
          <text:p/>
        </draw:connector>
        <draw:custom-shape draw:style-name="gr4" draw:text-style-name="P1" draw:layer="layout" svg:width="0.5cm" svg:height="0.5cm" svg:x="6.1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568cm" svg:y="13.7cm">
          <draw:text-box>
            <text:p>true</text:p>
          </draw:text-box>
        </draw:frame>
        <draw:frame draw:style-name="gr3" draw:layer="layout" svg:width="1.84cm" svg:height="0.963cm" svg:x="10.974cm" svg:y="13.7cm">
          <draw:text-box>
            <text:p>false</text:p>
          </draw:text-box>
        </draw:frame>
        <draw:connector draw:style-name="gr23" draw:text-style-name="P1" draw:layer="layout" draw:type="line" svg:x1="11.771cm" svg:y1="10.2cm" svg:x2="11.771cm" svg:y2="12.75cm" draw:start-shape="id163" draw:start-glue-point="2" draw:end-shape="id164" draw:end-glue-point="4" svg:d="m11771 10200v2550">
          <text:p/>
        </draw:connector>
        <draw:frame draw:style-name="gr3" draw:layer="layout" svg:width="4.456cm" svg:height="0.963cm" svg:x="1.548cm" svg:y="8cm">
          <draw:text-box>
            <text:p>ys = any(xs, f)</text:p>
          </draw:text-box>
        </draw:frame>
        <draw:custom-shape draw:style-name="gr4" draw:text-style-name="P1" draw:layer="layout" svg:width="0.5cm" svg:height="0.5cm" svg:x="4.4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5.132cm" svg:y1="16.8cm" svg:x2="16.632cm" svg:y2="16.8cm">
          <text:p/>
        </draw:line>
        <draw:line draw:style-name="gr1" draw:text-style-name="P1" draw:layer="layout" svg:x1="15.132cm" svg:y1="23.3cm" svg:x2="16.632cm" svg:y2="23.3cm">
          <text:p/>
        </draw:line>
        <draw:line draw:style-name="gr1" draw:text-style-name="P1" draw:layer="layout" svg:x1="4.432cm" svg:y1="23.3cm" svg:x2="12.5cm" svg:y2="23.3cm">
          <text:p/>
        </draw:line>
        <draw:line draw:style-name="gr1" draw:text-style-name="P1" draw:layer="layout" svg:x1="4.432cm" svg:y1="16.8cm" svg:x2="11.632cm" svg:y2="16.8cm">
          <text:p/>
        </draw:line>
        <draw:frame draw:style-name="gr3" draw:layer="layout" svg:width="8.757cm" svg:height="0.963cm" svg:x="1.5cm" svg:y="14.8cm">
          <draw:text-box>
            <text:p>ys = average(xs, sum, divide)</text:p>
          </draw:text-box>
        </draw:frame>
        <draw:frame draw:style-name="gr2" draw:layer="layout" svg:width="1.133cm" svg:height="0.963cm" svg:x="1.932cm" svg:y="16.3cm">
          <draw:text-box>
            <text:p>xs</text:p>
          </draw:text-box>
        </draw:frame>
        <draw:frame draw:style-name="gr3" draw:layer="layout" svg:width="1.129cm" svg:height="0.963cm" svg:x="1.932cm" svg:y="22.819cm">
          <draw:text-box>
            <text:p>ys</text:p>
          </draw:text-box>
        </draw:frame>
        <draw:custom-shape draw:style-name="gr4" draw:text-style-name="P1" xml:id="id165" draw:id="id165" draw:layer="layout" svg:width="0.5cm" svg:height="0.5cm" svg:x="7.2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67" draw:id="id167" draw:layer="layout" svg:width="0.5cm" svg:height="0.5cm" svg:x="10.1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932cm" svg:y="17.9cm">
          <draw:text-box>
            <text:p>sum</text:p>
          </draw:text-box>
        </draw:frame>
        <draw:custom-shape draw:style-name="gr5" draw:text-style-name="P1" xml:id="id166" draw:id="id166" draw:layer="layout" svg:width="1cm" svg:height="1cm" svg:x="7.0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8" draw:id="id168" draw:layer="layout" svg:width="1cm" svg:height="1cm" svg:x="9.9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17.05cm" svg:x2="7.532cm" svg:y2="17.9cm" draw:start-shape="id165" draw:start-glue-point="6" draw:end-shape="id166" draw:end-glue-point="4" svg:d="m7532 17050v850">
          <text:p/>
        </draw:connector>
        <draw:connector draw:style-name="gr6" draw:text-style-name="P1" draw:layer="layout" draw:type="line" svg:x1="10.432cm" svg:y1="17.05cm" svg:x2="10.432cm" svg:y2="17.9cm" draw:start-shape="id167" draw:start-glue-point="6" draw:end-shape="id168" draw:end-glue-point="4" svg:d="m10432 17050v850">
          <text:p/>
        </draw:connector>
        <draw:custom-shape draw:style-name="gr8" draw:text-style-name="P1" xml:id="id169" draw:id="id169" draw:layer="layout" svg:width="0.5cm" svg:height="1cm" svg:x="15.632cm" svg:y="16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70" draw:id="id170" draw:layer="layout" svg:width="0.5cm" svg:height="1cm" svg:x="15.632cm" svg:y="22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882cm" svg:y1="17.3cm" svg:x2="15.882cm" svg:y2="22.8cm" draw:start-shape="id169" draw:start-glue-point="2" draw:end-shape="id170" draw:end-glue-point="0" svg:d="m15882 17300v5500">
          <text:p/>
        </draw:connector>
        <draw:line draw:style-name="gr7" draw:text-style-name="P1" xml:id="id173" draw:id="id173" draw:layer="layout" svg:x1="11.633cm" svg:y1="16.3cm" svg:x2="11.633cm" svg:y2="17.3cm">
          <text:p/>
        </draw:line>
        <draw:line draw:style-name="gr7" draw:text-style-name="P1" draw:layer="layout" svg:x1="12.432cm" svg:y1="22.8cm" svg:x2="12.432cm" svg:y2="23.8cm">
          <text:p/>
        </draw:line>
        <draw:frame draw:style-name="gr3" draw:layer="layout" svg:width="1.912cm" svg:height="0.963cm" svg:x="1.932cm" svg:y="19.4cm">
          <draw:text-box>
            <text:p>temp</text:p>
          </draw:text-box>
        </draw:frame>
        <draw:connector draw:style-name="gr23" draw:text-style-name="P1" draw:layer="layout" svg:x1="8.775cm" svg:y1="19.881cm" svg:x2="10.432cm" svg:y2="18.9cm" draw:start-shape="id171" draw:start-glue-point="9" draw:end-shape="id168" draw:end-glue-point="6" svg:d="m8775 19881h1657v-981">
          <text:p/>
        </draw:connector>
        <draw:connector draw:style-name="gr23" draw:text-style-name="P1" draw:layer="layout" svg:x1="8.032cm" svg:y1="18.4cm" svg:x2="8.65cm" svg:y2="19.631cm" draw:start-shape="id166" draw:start-glue-point="7" draw:end-shape="id171" draw:end-glue-point="4" svg:d="m8032 18400h618v1231">
          <text:p/>
        </draw:connector>
        <draw:connector draw:style-name="gr23" draw:text-style-name="P1" draw:layer="layout" svg:x1="10.932cm" svg:y1="18.4cm" svg:x2="11.633cm" svg:y2="19.631cm" draw:start-shape="id168" draw:start-glue-point="7" draw:end-shape="id172" draw:end-glue-point="4" svg:d="m10932 18400h701v1231">
          <text:p/>
        </draw:connector>
        <draw:connector draw:style-name="gr23" draw:text-style-name="P1" draw:layer="layout" draw:type="curve" svg:x1="11.633cm" svg:y1="17.3cm" svg:x2="11.758cm" svg:y2="19.881cm" draw:start-shape="id173" draw:start-glue-point="2" draw:end-shape="id172" draw:end-glue-point="9" svg:d="m11633 17300c1128 0 1065 2581 125 2581">
          <text:p/>
        </draw:connector>
        <draw:custom-shape draw:style-name="gr10" draw:text-style-name="P1" xml:id="id171" draw:id="id171" draw:layer="layout" svg:width="0.5cm" svg:height="0.5cm" svg:x="8.4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2" draw:id="id172" draw:layer="layout" svg:width="0.5cm" svg:height="0.5cm" svg:x="11.383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4" draw:id="id174" draw:layer="layout" svg:width="0.5cm" svg:height="0.5cm" svg:x="5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375cm" svg:y1="19.881cm" svg:x2="7.532cm" svg:y2="18.9cm" draw:start-shape="id174" draw:start-glue-point="9" draw:end-shape="id166" draw:end-glue-point="6" svg:d="m5375 19881h2157v-981">
          <text:p/>
        </draw:connector>
        <draw:line draw:style-name="gr1" draw:text-style-name="P1" draw:layer="layout" svg:x1="13.332cm" svg:y1="16.8cm" svg:x2="14.35cm" svg:y2="16.8cm">
          <text:p/>
        </draw:line>
        <draw:line draw:style-name="gr1" draw:text-style-name="P1" draw:layer="layout" svg:x1="13.332cm" svg:y1="23.3cm" svg:x2="14.35cm" svg:y2="23.3cm">
          <text:p/>
        </draw:line>
        <draw:line draw:style-name="gr7" draw:text-style-name="P1" xml:id="id175" draw:id="id175" draw:layer="layout" svg:x1="14.35cm" svg:y1="16.3cm" svg:x2="14.35cm" svg:y2="17.3cm">
          <text:p/>
        </draw:line>
        <draw:line draw:style-name="gr7" draw:text-style-name="P1" xml:id="id176" draw:id="id176" draw:layer="layout" svg:x1="14.35cm" svg:y1="22.8cm" svg:x2="14.35cm" svg:y2="23.8cm">
          <text:p/>
        </draw:line>
        <draw:frame draw:style-name="gr3" draw:layer="layout" svg:width="2.153cm" svg:height="0.963cm" svg:x="1.932cm" svg:y="21.184cm">
          <draw:text-box>
            <text:p>divide</text:p>
          </draw:text-box>
        </draw:frame>
        <draw:custom-shape draw:style-name="gr5" draw:text-style-name="P1" xml:id="id177" draw:id="id177" draw:layer="layout" svg:width="1cm" svg:height="1cm" svg:x="11.133cm" svg:y="21.16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4.35cm" svg:y1="17.3cm" svg:x2="14.35cm" svg:y2="22.8cm" draw:start-shape="id175" draw:start-glue-point="2" draw:end-shape="id176" draw:end-glue-point="0" svg:d="m14350 17300v5500">
          <text:p/>
        </draw:connector>
        <draw:custom-shape draw:style-name="gr11" draw:text-style-name="P1" xml:id="id178" draw:id="id178" draw:layer="layout" svg:width="0.5cm" svg:height="0.5cm" svg:x="11.383cm" svg:y="2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11.633cm" svg:y1="20.131cm" svg:x2="11.633cm" svg:y2="21.165cm" draw:start-shape="id172" draw:start-glue-point="7" draw:end-shape="id177" draw:end-glue-point="4" svg:d="m11633 20131v1034">
          <text:p/>
        </draw:connector>
        <draw:connector draw:style-name="gr23" draw:text-style-name="P1" draw:layer="layout" draw:type="line" svg:x1="11.633cm" svg:y1="22.165cm" svg:x2="11.633cm" svg:y2="23.05cm" draw:start-shape="id177" draw:start-glue-point="6" draw:end-shape="id178" draw:end-glue-point="4" svg:d="m11633 22165v885">
          <text:p/>
        </draw:connector>
        <draw:frame draw:style-name="gr3" draw:layer="layout" svg:width="1.912cm" svg:height="0.963cm" svg:x="1.932cm" svg:y="19.4cm">
          <draw:text-box>
            <text:p>temp</text:p>
          </draw:text-box>
        </draw:frame>
        <draw:frame draw:style-name="gr3" draw:layer="layout" svg:width="1.484cm" svg:height="0.963cm" svg:x="4.5cm" svg:y="18.537cm">
          <draw:text-box>
            <text:p>null</text:p>
          </draw:text-box>
        </draw:frame>
      </draw:page>
      <draw:page draw:name="page5" draw:style-name="dp1" draw:master-page-name="Alapértelmezett">
        <draw:connector draw:style-name="gr25" draw:text-style-name="P1" draw:layer="layout" draw:type="line" svg:x1="10.203cm" svg:y1="9.9cm" svg:x2="10.203cm" svg:y2="14.55cm" draw:start-shape="id179" draw:start-glue-point="8" draw:end-shape="id180" draw:end-glue-point="4" svg:d="m10203 9900v4650">
          <text:p/>
        </draw:connector>
        <draw:connector draw:style-name="gr25" draw:text-style-name="P1" draw:layer="layout" draw:type="line" svg:x1="7.302cm" svg:y1="9.9cm" svg:x2="7.302cm" svg:y2="14.55cm" draw:start-shape="id181" draw:start-glue-point="8" draw:end-shape="id182" draw:end-glue-point="4" svg:d="m7302 9900v4650">
          <text:p/>
        </draw:connector>
        <draw:line draw:style-name="gr1" draw:text-style-name="P1" draw:layer="layout" svg:x1="15.5cm" svg:y1="4cm" svg:x2="17cm" svg:y2="4cm">
          <text:p/>
        </draw:line>
        <draw:line draw:style-name="gr1" draw:text-style-name="P1" draw:layer="layout" svg:x1="15.5cm" svg:y1="7.2cm" svg:x2="17cm" svg:y2="7.2cm">
          <text:p/>
        </draw:line>
        <draw:line draw:style-name="gr1" draw:text-style-name="P1" draw:layer="layout" svg:x1="4.8cm" svg:y1="7.2cm" svg:x2="12.868cm" svg:y2="7.2cm">
          <text:p/>
        </draw:line>
        <draw:line draw:style-name="gr1" draw:text-style-name="P1" draw:layer="layout" svg:x1="4.8cm" svg:y1="4cm" svg:x2="12.201cm" svg:y2="4cm">
          <text:p/>
        </draw:line>
        <draw:frame draw:style-name="gr3" draw:layer="layout" svg:width="6.001cm" svg:height="0.963cm" svg:x="1.868cm" svg:y="2cm">
          <draw:text-box>
            <text:p>ys = buffer(xs, size)</text:p>
          </draw:text-box>
        </draw:frame>
        <draw:frame draw:style-name="gr2" draw:layer="layout" svg:width="1.133cm" svg:height="0.963cm" svg:x="2.3cm" svg:y="3.5cm">
          <draw:text-box>
            <text:p>xs</text:p>
          </draw:text-box>
        </draw:frame>
        <draw:frame draw:style-name="gr3" draw:layer="layout" svg:width="1.129cm" svg:height="0.963cm" svg:x="2.3cm" svg:y="6.719cm">
          <draw:text-box>
            <text:p>ys</text:p>
          </draw:text-box>
        </draw:frame>
        <draw:custom-shape draw:style-name="gr4" draw:text-style-name="P1" xml:id="id196" draw:id="id196" draw:layer="layout" svg:width="0.5cm" svg:height="0.5cm" svg:x="5.7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7" draw:id="id187" draw:layer="layout" svg:width="0.5cm" svg:height="0.5cm" svg:x="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83" draw:id="id183" draw:layer="layout" svg:width="0.5cm" svg:height="1cm" svg:x="16cm" svg:y="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84" draw:id="id184" draw:layer="layout" svg:width="0.5cm" svg:height="1cm" svg:x="16cm" svg:y="6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25cm" svg:y1="4.5cm" svg:x2="16.25cm" svg:y2="6.7cm" draw:start-shape="id183" draw:start-glue-point="2" draw:end-shape="id184" draw:end-glue-point="0" svg:d="m16250 4500v2200">
          <text:p/>
        </draw:connector>
        <draw:line draw:style-name="gr7" draw:text-style-name="P1" xml:id="id193" draw:id="id193" draw:layer="layout" svg:x1="12.132cm" svg:y1="3.5cm" svg:x2="12.132cm" svg:y2="4.5cm">
          <text:p/>
        </draw:line>
        <draw:line draw:style-name="gr7" draw:text-style-name="P1" draw:layer="layout" svg:x1="12.8cm" svg:y1="6.7cm" svg:x2="12.8cm" svg:y2="7.7cm">
          <text:p/>
        </draw:line>
        <draw:line draw:style-name="gr1" draw:text-style-name="P1" draw:layer="layout" svg:x1="13.7cm" svg:y1="4cm" svg:x2="14.718cm" svg:y2="4cm">
          <text:p/>
        </draw:line>
        <draw:line draw:style-name="gr1" draw:text-style-name="P1" draw:layer="layout" svg:x1="13.7cm" svg:y1="7.2cm" svg:x2="14.718cm" svg:y2="7.2cm">
          <text:p/>
        </draw:line>
        <draw:line draw:style-name="gr7" draw:text-style-name="P1" xml:id="id185" draw:id="id185" draw:layer="layout" svg:x1="14.718cm" svg:y1="3.5cm" svg:x2="14.718cm" svg:y2="4.5cm">
          <text:p/>
        </draw:line>
        <draw:line draw:style-name="gr7" draw:text-style-name="P1" xml:id="id186" draw:id="id186" draw:layer="layout" svg:x1="14.718cm" svg:y1="6.7cm" svg:x2="14.718cm" svg:y2="7.7cm">
          <text:p/>
        </draw:line>
        <draw:connector draw:style-name="gr23" draw:text-style-name="P1" draw:layer="layout" draw:type="line" svg:x1="14.718cm" svg:y1="4.5cm" svg:x2="14.718cm" svg:y2="6.7cm" draw:start-shape="id185" draw:start-glue-point="2" draw:end-shape="id186" draw:end-glue-point="0" svg:d="m14718 4500v2200">
          <text:p/>
        </draw:connector>
        <draw:frame draw:style-name="gr2" draw:layer="layout" svg:width="2.111cm" svg:height="0.963cm" svg:x="2.301cm" svg:y="5.201cm">
          <draw:text-box>
            <text:p>buffer</text:p>
          </draw:text-box>
        </draw:frame>
        <draw:custom-shape draw:style-name="gr4" draw:text-style-name="P1" xml:id="id200" draw:id="id200" draw:layer="layout" svg:width="0.5cm" svg:height="0.5cm" svg:x="7.1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8" draw:id="id198" draw:layer="layout" svg:width="0.5cm" svg:height="0.5cm" svg:x="6.401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3" draw:id="id203" draw:layer="layout" svg:width="0.5cm" svg:height="0.5cm" svg:x="8.5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1" draw:id="id201" draw:layer="layout" svg:width="0.5cm" svg:height="0.5cm" svg:x="7.802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7" draw:id="id207" draw:layer="layout" svg:width="0.5cm" svg:height="0.5cm" svg:x="9.906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5" draw:id="id205" draw:layer="layout" svg:width="0.5cm" svg:height="0.5cm" svg:x="9.2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0" draw:id="id210" draw:layer="layout" svg:width="0.5cm" svg:height="0.5cm" svg:x="11.307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8" draw:id="id208" draw:layer="layout" svg:width="0.5cm" svg:height="0.5cm" svg:x="10.604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721cm" svg:height="0.5cm" svg:x="7.763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721cm" svg:height="0.5cm" svg:x="4.964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94" draw:id="id194" draw:layer="layout" svg:width="1.617cm" svg:height="0.5cm" svg:x="10.564cm" svg:y="5.4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97" draw:id="id197" draw:layer="layout" svg:width="0.5cm" svg:height="0.5cm" svg:x="5.7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8" draw:id="id188" draw:layer="layout" svg:width="0.5cm" svg:height="0.5cm" svg:x="5.001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9" draw:id="id189" draw:layer="layout" svg:width="0.5cm" svg:height="0.5cm" svg:x="7.1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9" draw:id="id199" draw:layer="layout" svg:width="0.5cm" svg:height="0.5cm" svg:x="6.402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4" draw:id="id204" draw:layer="layout" svg:width="0.5cm" svg:height="0.5cm" svg:x="8.5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2" draw:id="id202" draw:layer="layout" svg:width="0.5cm" svg:height="0.5cm" svg:x="7.803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1" draw:id="id191" draw:layer="layout" svg:width="0.5cm" svg:height="0.5cm" svg:x="9.9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6" draw:id="id206" draw:layer="layout" svg:width="0.5cm" svg:height="0.5cm" svg:x="9.2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1" draw:id="id211" draw:layer="layout" svg:width="0.5cm" svg:height="0.5cm" svg:x="11.308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9" draw:id="id209" draw:layer="layout" svg:width="0.5cm" svg:height="0.5cm" svg:x="10.6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90" draw:id="id190" draw:layer="layout" svg:width="0.5cm" svg:height="0.5cm" svg:x="7.105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2" draw:id="id192" draw:layer="layout" svg:width="0.5cm" svg:height="0.5cm" svg:x="9.906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5" draw:id="id195" draw:layer="layout" svg:width="0.5cm" svg:height="0.5cm" svg:x="11.882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4.25cm" svg:x2="5.251cm" svg:y2="5.432cm" draw:start-shape="id187" draw:start-glue-point="6" draw:end-shape="id188" draw:end-glue-point="4" svg:d="m5250 4250 1 1182">
          <text:p/>
        </draw:connector>
        <draw:connector draw:style-name="gr27" draw:text-style-name="P1" draw:layer="layout" draw:type="line" svg:x1="7.355cm" svg:y1="5.932cm" svg:x2="7.355cm" svg:y2="6.95cm" draw:start-shape="id189" draw:start-glue-point="6" draw:end-shape="id190" draw:end-glue-point="4" svg:d="m7355 5932v1018">
          <text:p/>
        </draw:connector>
        <draw:connector draw:style-name="gr27" draw:text-style-name="P1" draw:layer="layout" draw:type="line" svg:x1="10.156cm" svg:y1="5.932cm" svg:x2="10.156cm" svg:y2="6.95cm" draw:start-shape="id191" draw:start-glue-point="6" draw:end-shape="id192" draw:end-glue-point="4" svg:d="m10156 5932v1018">
          <text:p/>
        </draw:connector>
        <draw:connector draw:style-name="gr27" draw:text-style-name="P1" draw:layer="layout" draw:type="curve" svg:x1="12.132cm" svg:y1="4.5cm" svg:x2="12.181cm" svg:y2="5.682cm" draw:start-shape="id193" draw:start-glue-point="2" draw:end-shape="id194" draw:end-glue-point="1" svg:d="m12132 4500c900 0 875 1182 49 1182">
          <text:p/>
        </draw:connector>
        <draw:connector draw:style-name="gr27" draw:text-style-name="P1" draw:layer="layout" draw:type="curve" svg:x1="12.181cm" svg:y1="5.682cm" svg:x2="12.132cm" svg:y2="6.95cm" draw:start-shape="id194" draw:start-glue-point="1" draw:end-shape="id195" draw:end-glue-point="4" svg:d="m12181 5682c750 0 625 380 426 506s-475-1-475 762">
          <text:p/>
        </draw:connector>
        <draw:connector draw:style-name="gr27" draw:text-style-name="P1" draw:layer="layout" draw:type="lines" svg:x1="5.953cm" svg:y1="4.25cm" svg:x2="5.954cm" svg:y2="5.432cm" draw:start-shape="id196" draw:start-glue-point="6" draw:end-shape="id197" draw:end-glue-point="4" svg:d="m5953 4250v502l1 179v501">
          <text:p/>
        </draw:connector>
        <draw:connector draw:style-name="gr27" draw:text-style-name="P1" draw:layer="layout" draw:type="line" svg:x1="6.651cm" svg:y1="4.25cm" svg:x2="6.652cm" svg:y2="5.432cm" draw:start-shape="id198" draw:start-glue-point="6" draw:end-shape="id199" draw:end-glue-point="4" svg:d="m6651 4250 1 1182">
          <text:p/>
        </draw:connector>
        <draw:connector draw:style-name="gr27" draw:text-style-name="P1" draw:layer="layout" draw:type="line" svg:x1="7.355cm" svg:y1="4.25cm" svg:x2="7.355cm" svg:y2="5.432cm" draw:start-shape="id200" draw:start-glue-point="6" draw:end-shape="id189" draw:end-glue-point="4" svg:d="m7355 4250v1182">
          <text:p/>
        </draw:connector>
        <draw:connector draw:style-name="gr27" draw:text-style-name="P1" draw:layer="layout" draw:type="line" svg:x1="8.052cm" svg:y1="4.25cm" svg:x2="8.053cm" svg:y2="5.432cm" draw:start-shape="id201" draw:start-glue-point="6" draw:end-shape="id202" draw:end-glue-point="4" svg:d="m8052 4250 1 1182">
          <text:p/>
        </draw:connector>
        <draw:connector draw:style-name="gr27" draw:text-style-name="P1" draw:layer="layout" draw:type="line" svg:x1="8.755cm" svg:y1="4.25cm" svg:x2="8.756cm" svg:y2="5.432cm" draw:start-shape="id203" draw:start-glue-point="6" draw:end-shape="id204" draw:end-glue-point="4" svg:d="m8755 4250 1 1182">
          <text:p/>
        </draw:connector>
        <draw:connector draw:style-name="gr27" draw:text-style-name="P1" draw:layer="layout" draw:type="line" svg:x1="9.453cm" svg:y1="4.25cm" svg:x2="9.454cm" svg:y2="5.432cm" draw:start-shape="id205" draw:start-glue-point="6" draw:end-shape="id206" draw:end-glue-point="4" svg:d="m9453 4250 1 1182">
          <text:p/>
        </draw:connector>
        <draw:connector draw:style-name="gr27" draw:text-style-name="P1" draw:layer="layout" draw:type="line" svg:x1="10.156cm" svg:y1="4.25cm" svg:x2="10.156cm" svg:y2="5.432cm" draw:start-shape="id207" draw:start-glue-point="6" draw:end-shape="id191" draw:end-glue-point="4" svg:d="m10156 4250v1182">
          <text:p/>
        </draw:connector>
        <draw:connector draw:style-name="gr27" draw:text-style-name="P1" draw:layer="layout" draw:type="line" svg:x1="10.854cm" svg:y1="4.25cm" svg:x2="10.855cm" svg:y2="5.432cm" draw:start-shape="id208" draw:start-glue-point="6" draw:end-shape="id209" draw:end-glue-point="4" svg:d="m10854 4250 1 1182">
          <text:p/>
        </draw:connector>
        <draw:connector draw:style-name="gr27" draw:text-style-name="P1" draw:layer="layout" draw:type="line" svg:x1="11.557cm" svg:y1="4.25cm" svg:x2="11.558cm" svg:y2="5.432cm" draw:start-shape="id210" draw:start-glue-point="6" draw:end-shape="id211" draw:end-glue-point="4" svg:d="m11557 4250 1 1182">
          <text:p/>
        </draw:connector>
        <draw:line draw:style-name="gr1" draw:text-style-name="P1" draw:layer="layout" svg:x1="13.5cm" svg:y1="10.4cm" svg:x2="15cm" svg:y2="10.4cm">
          <text:p/>
        </draw:line>
        <draw:line draw:style-name="gr1" draw:text-style-name="P1" draw:layer="layout" svg:x1="13.5cm" svg:y1="14.8cm" svg:x2="15cm" svg:y2="14.8cm">
          <text:p/>
        </draw:line>
        <draw:line draw:style-name="gr1" draw:text-style-name="P1" draw:layer="layout" svg:x1="4.8cm" svg:y1="14.8cm" svg:x2="12.868cm" svg:y2="14.8cm">
          <text:p/>
        </draw:line>
        <draw:line draw:style-name="gr1" draw:text-style-name="P1" draw:layer="layout" svg:x1="4.8cm" svg:y1="10.4cm" svg:x2="12.201cm" svg:y2="10.4cm">
          <text:p/>
        </draw:line>
        <draw:frame draw:style-name="gr3" draw:layer="layout" svg:width="7.449cm" svg:height="0.963cm" svg:x="1.868cm" svg:y="8.4cm">
          <draw:text-box>
            <text:p>ys = buffer(xs, time, unit)</text:p>
          </draw:text-box>
        </draw:frame>
        <draw:frame draw:style-name="gr2" draw:layer="layout" svg:width="1.133cm" svg:height="0.963cm" svg:x="2.3cm" svg:y="9.9cm">
          <draw:text-box>
            <text:p>xs</text:p>
          </draw:text-box>
        </draw:frame>
        <draw:frame draw:style-name="gr3" draw:layer="layout" svg:width="1.129cm" svg:height="0.963cm" svg:x="2.3cm" svg:y="14.319cm">
          <draw:text-box>
            <text:p>ys</text:p>
          </draw:text-box>
        </draw:frame>
        <draw:custom-shape draw:style-name="gr4" draw:text-style-name="P1" xml:id="id214" draw:id="id214" draw:layer="layout" svg:width="0.5cm" svg:height="0.5cm" svg:x="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12" draw:id="id212" draw:layer="layout" svg:width="0.5cm" svg:height="1cm" svg:x="14cm" svg:y="9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13" draw:id="id213" draw:layer="layout" svg:width="0.5cm" svg:height="1cm" svg:x="14cm" svg:y="14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25cm" svg:y1="10.9cm" svg:x2="14.25cm" svg:y2="14.3cm" draw:start-shape="id212" draw:start-glue-point="2" draw:end-shape="id213" draw:end-glue-point="0" svg:d="m14250 10900v3400">
          <text:p/>
        </draw:connector>
        <draw:line draw:style-name="gr7" draw:text-style-name="P1" xml:id="id216" draw:id="id216" draw:layer="layout" svg:x1="12.132cm" svg:y1="9.9cm" svg:x2="12.132cm" svg:y2="10.9cm">
          <text:p/>
        </draw:line>
        <draw:line draw:style-name="gr7" draw:text-style-name="P1" draw:layer="layout" svg:x1="12.8cm" svg:y1="14.3cm" svg:x2="12.8cm" svg:y2="15.3cm">
          <text:p/>
        </draw:line>
        <draw:frame draw:style-name="gr2" draw:layer="layout" svg:width="2.111cm" svg:height="0.963cm" svg:x="2.301cm" svg:y="12.801cm">
          <draw:text-box>
            <text:p>buffer</text:p>
          </draw:text-box>
        </draw:frame>
        <draw:custom-shape draw:style-name="gr4" draw:text-style-name="P1" xml:id="id219" draw:id="id219" draw:layer="layout" svg:width="0.5cm" svg:height="0.5cm" svg:x="6.401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3" draw:id="id223" draw:layer="layout" svg:width="0.5cm" svg:height="0.5cm" svg:x="8.50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1" draw:id="id221" draw:layer="layout" svg:width="0.5cm" svg:height="0.5cm" svg:x="7.802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5" draw:id="id225" draw:layer="layout" svg:width="0.5cm" svg:height="0.5cm" svg:x="9.203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229" draw:id="id229" draw:layer="layout" svg:width="2.055cm" svg:height="0.5cm" svg:x="7.763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28" draw:id="id228" draw:layer="layout" svg:width="1.536cm" svg:height="0.5cm" svg:x="4.964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17" draw:id="id217" draw:layer="layout" svg:width="0.436cm" svg:height="0.5cm" svg:x="10.564cm" svg:y="1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5" draw:id="id215" draw:layer="layout" svg:width="0.5cm" svg:height="0.5cm" svg:x="5.001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0" draw:id="id220" draw:layer="layout" svg:width="0.5cm" svg:height="0.5cm" svg:x="5.602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4" draw:id="id224" draw:layer="layout" svg:width="0.5cm" svg:height="0.5cm" svg:x="8.506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2" draw:id="id222" draw:layer="layout" svg:width="0.5cm" svg:height="0.5cm" svg:x="7.803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6" draw:id="id226" draw:layer="layout" svg:width="0.5cm" svg:height="0.5cm" svg:x="9.204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82" draw:id="id182" draw:layer="layout" svg:width="0.5cm" svg:height="0.5cm" svg:x="7.05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80" draw:id="id180" draw:layer="layout" svg:width="0.5cm" svg:height="0.5cm" svg:x="9.9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18" draw:id="id218" draw:layer="layout" svg:width="0.5cm" svg:height="0.5cm" svg:x="11.88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10.65cm" svg:x2="5.251cm" svg:y2="13.032cm" draw:start-shape="id214" draw:start-glue-point="6" draw:end-shape="id215" draw:end-glue-point="4" svg:d="m5250 10650 1 2382">
          <text:p/>
        </draw:connector>
        <draw:connector draw:style-name="gr27" draw:text-style-name="P1" draw:layer="layout" draw:type="curve" svg:x1="12.132cm" svg:y1="10.9cm" svg:x2="11cm" svg:y2="13.282cm" draw:start-shape="id216" draw:start-glue-point="2" draw:end-shape="id217" draw:end-glue-point="1" svg:d="m12132 10900c-922 0-357 2382-1132 2382">
          <text:p/>
        </draw:connector>
        <draw:connector draw:style-name="gr27" draw:text-style-name="P1" draw:layer="layout" draw:type="curve" svg:x1="11cm" svg:y1="13.282cm" svg:x2="12.132cm" svg:y2="14.55cm" draw:start-shape="id217" draw:start-glue-point="1" draw:end-shape="id218" draw:end-glue-point="4" svg:d="m11000 13282c755 0 1132 422 1132 1268">
          <text:p/>
        </draw:connector>
        <draw:connector draw:style-name="gr27" draw:text-style-name="P1" draw:layer="layout" draw:type="line" svg:x1="6.651cm" svg:y1="10.65cm" svg:x2="5.852cm" svg:y2="13.032cm" draw:start-shape="id219" draw:start-glue-point="6" draw:end-shape="id220" draw:end-glue-point="4" svg:d="m6651 10650-799 2382">
          <text:p/>
        </draw:connector>
        <draw:connector draw:style-name="gr27" draw:text-style-name="P1" draw:layer="layout" draw:type="line" svg:x1="8.052cm" svg:y1="10.65cm" svg:x2="8.053cm" svg:y2="13.032cm" draw:start-shape="id221" draw:start-glue-point="6" draw:end-shape="id222" draw:end-glue-point="4" svg:d="m8052 10650 1 2382">
          <text:p/>
        </draw:connector>
        <draw:connector draw:style-name="gr27" draw:text-style-name="P1" draw:layer="layout" draw:type="line" svg:x1="8.755cm" svg:y1="10.65cm" svg:x2="8.756cm" svg:y2="13.032cm" draw:start-shape="id223" draw:start-glue-point="6" draw:end-shape="id224" draw:end-glue-point="4" svg:d="m8755 10650 1 2382">
          <text:p/>
        </draw:connector>
        <draw:connector draw:style-name="gr27" draw:text-style-name="P1" draw:layer="layout" draw:type="line" svg:x1="9.453cm" svg:y1="10.65cm" svg:x2="9.454cm" svg:y2="13.032cm" draw:start-shape="id225" draw:start-glue-point="6" draw:end-shape="id226" draw:end-glue-point="4" svg:d="m9453 10650 1 2382">
          <text:p/>
        </draw:connector>
        <draw:frame draw:style-name="gr2" draw:layer="layout" svg:width="1.912cm" svg:height="0.963cm" svg:x="2.301cm" svg:y="11.201cm">
          <draw:text-box>
            <text:p>timer</text:p>
          </draw:text-box>
        </draw:frame>
        <draw:line draw:style-name="gr1" draw:text-style-name="P1" draw:layer="layout" svg:x1="4.801cm" svg:y1="11.8cm" svg:x2="12.202cm" svg:y2="11.8cm">
          <text:p/>
        </draw:line>
        <draw:custom-shape draw:style-name="gr11" draw:text-style-name="P1" xml:id="id227" draw:id="id227" draw:layer="layout" svg:width="0.5cm" svg:height="0.5cm" svg:x="7.05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30" draw:id="id230" draw:layer="layout" svg:width="0.5cm" svg:height="0.5cm" svg:x="9.95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7.302cm" svg:y1="12cm" svg:x2="6.5cm" svg:y2="13.282cm" draw:start-shape="id227" draw:start-glue-point="8" draw:end-shape="id228" draw:end-glue-point="1" svg:d="m7302 12000c0 855-267 1282-802 1282">
          <text:p/>
        </draw:connector>
        <draw:connector draw:style-name="gr27" draw:text-style-name="P1" draw:layer="layout" draw:type="curve" svg:x1="6.5cm" svg:y1="13.282cm" svg:x2="7.302cm" svg:y2="14.55cm" draw:start-shape="id228" draw:start-glue-point="1" draw:end-shape="id182" draw:end-glue-point="4" svg:d="m6500 13282c535 0 802 422 802 1268">
          <text:p/>
        </draw:connector>
        <draw:connector draw:style-name="gr27" draw:text-style-name="P1" draw:layer="layout" draw:type="curve" svg:x1="9.818cm" svg:y1="13.282cm" svg:x2="10.203cm" svg:y2="14.55cm" draw:start-shape="id229" draw:start-glue-point="1" draw:end-shape="id180" draw:end-glue-point="4" svg:d="m9818 13282c750 0 625 380 533 506s-148-1-148 762">
          <text:p/>
        </draw:connector>
        <draw:connector draw:style-name="gr27" draw:text-style-name="P1" draw:layer="layout" draw:type="curve" svg:x1="10.203cm" svg:y1="12cm" svg:x2="9.818cm" svg:y2="13.282cm" draw:start-shape="id230" draw:start-glue-point="8" draw:end-shape="id229" draw:end-glue-point="1" svg:d="m10203 12000c0 775 58 646 148 772s217 510-533 510">
          <text:p/>
        </draw:connector>
        <draw:custom-shape draw:style-name="gr11" draw:text-style-name="P1" xml:id="id181" draw:id="id181" draw:layer="layout" svg:width="0.5cm" svg:height="0.5cm" svg:x="7.05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9" draw:id="id179" draw:layer="layout" svg:width="0.5cm" svg:height="0.5cm" svg:x="9.95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132cm" svg:y1="10.9cm" svg:x2="12.132cm" svg:y2="14.55cm" draw:start-shape="id216" draw:start-glue-point="2" draw:end-shape="id218" draw:end-glue-point="4" svg:d="m12132 10900v3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09:49:15.03</meta:creation-date>
    <dc:date>2011-01-31T17:27:59.37</dc:date>
    <meta:editing-duration>PT7H22M28S</meta:editing-duration>
    <meta:editing-cycles>21</meta:editing-cycles>
    <meta:generator>LibreOffice/3.3$Win32 LibreOffice_project/330m19$Build-6</meta:generator>
    <meta:document-statistic meta:object-count="560"/>
  </office:meta>
</office:document-meta>
</file>